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tarSymbol" svg:font-family="StarSymbol" style:font-charset="x-symbol"/>
    <style:font-face style:name="Tahoma1" svg:font-family="Tahoma"/>
    <style:font-face style:name="Courier New3" svg:font-family="'Courier New'" style:font-family-generic="modern"/>
    <style:font-face style:name="Courier New" svg:font-family="'Courier New'" style:font-family-generic="modern" style:font-pitch="fixed"/>
    <style:font-face style:name="Arial2" svg:font-family="Arial" style:font-pitch="variable"/>
    <style:font-face style:name="Arial Unicode MS" svg:font-family="'Arial Unicode MS'" style:font-pitch="variable"/>
    <style:font-face style:name="Courier New4" svg:font-family="'Courier New'" style:font-pitch="variable"/>
    <style:font-face style:name="MS Mincho" svg:font-family="'MS Mincho'" style:font-pitch="variable"/>
    <style:font-face style:name="Tahoma" svg:font-family="Tahoma" style:font-pitch="variable"/>
    <style:font-face style:name="Courier New2" svg:font-family="'Courier New'" style:font-family-generic="modern" style:font-pitch="variable"/>
    <style:font-face style:name="Times New Roman1" svg:font-family="'Times New Roman'" style:font-family-generic="modern" style:font-pitch="variable"/>
    <style:font-face style:name="Arial1" svg:font-family="Arial"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office:font-face-decls>
  <office:automatic-styles>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71" style:family="table">
      <style:table-properties style:width="4.5in" table:align="margins"/>
    </style:style>
    <style:style style:name="Table71.A" style:family="table-column">
      <style:table-column-properties style:column-width="4.5in" style:rel-column-width="65535*"/>
    </style:style>
    <style:style style:name="Table71.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0.225in" style:rel-column-width="3276*"/>
    </style:style>
    <style:style style:name="Table61.T" style:family="table-column">
      <style:table-column-properties style:column-width="0.2257in" style:rel-column-width="3291*"/>
    </style:style>
    <style:style style:name="Table61.A1" style:family="table-cell">
      <style:table-cell-properties fo:padding="0.0382in" fo:border-left="0.05pt solid #000000" fo:border-right="none" fo:border-top="0.05pt solid #000000" fo:border-bottom="0.05pt solid #000000"/>
    </style:style>
    <style:style style:name="Table61.T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T2" style:family="table-cell">
      <style:table-cell-properties fo:padding="0.0382in" fo:border-left="0.05pt solid #000000" fo:border-right="0.05pt solid #000000" fo:border-top="none" fo:border-bottom="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table-cell-properties fo:padding="0.0382in" fo:border="0.05pt solid #000000"/>
    </style:style>
    <style:style style:name="Table73" style:family="table">
      <style:table-properties style:width="4.5in" fo:margin-left="-0.0007in" fo:margin-top="0in" fo:margin-bottom="0in" table:align="left" style:writing-mode="lr-tb"/>
    </style:style>
    <style:style style:name="Table73.A" style:family="table-column">
      <style:table-column-properties style:column-width="4.5in"/>
    </style:style>
    <style:style style:name="Table73.1" style:family="table-row">
      <style:table-row-properties fo:keep-together="auto"/>
    </style:style>
    <style:style style:name="Table73.A1" style:family="table-cell">
      <style:table-cell-properties fo:padding="0.0382in" fo:border="0.1pt solid #000000" style:writing-mode="lr-tb"/>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6" style:family="paragraph" style:parent-style-name="Standard">
      <style:text-properties style:font-name="Arial" fo:font-size="10pt" fo:font-weight="bold" style:font-size-asian="10pt" style:font-weight-asian="bold" style:font-size-complex="10pt" style:font-weight-complex="bold"/>
    </style:style>
    <style:style style:name="P7" style:family="paragraph" style:parent-style-name="Standard">
      <style:text-properties style:font-name="Arial" fo:font-size="10pt" style:font-size-asian="10pt" style:font-size-complex="10pt"/>
    </style:style>
    <style:style style:name="P8" style:family="paragraph" style:parent-style-name="Standard">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text-properties style:font-name="Courier New" fo:font-size="10pt" fo:font-weight="normal" style:font-size-asian="10pt" style:font-weight-asian="normal" style:font-size-complex="10pt" style:font-weight-complex="normal"/>
    </style:style>
    <style:style style:name="P11" style:family="paragraph" style:parent-style-name="Standard">
      <style:text-properties style:font-name="Courier New" fo:font-size="10pt" fo:font-weight="bold" style:font-size-asian="10pt" style:font-weight-asian="bold" style:font-size-complex="10pt" style:font-weight-complex="bold"/>
    </style:style>
    <style:style style:name="P12" style:family="paragraph" style:parent-style-name="Standard">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P13" style:family="paragraph" style:parent-style-name="Standard">
      <style:text-properties style:font-name="Courier New" fo:font-size="10pt" style:font-size-asian="10pt" style:font-size-complex="10pt"/>
    </style:style>
    <style:style style:name="P14" style:family="paragraph" style:parent-style-name="Standard">
      <style:paragraph-properties style:text-autospace="none"/>
      <style:text-properties style:use-window-font-color="true" style:font-name="Courier New" fo:font-size="10pt" style:font-size-asian="10pt" style:font-size-complex="10pt"/>
    </style:style>
    <style:style style:name="P15" style:family="paragraph" style:parent-style-name="Standard">
      <style:text-properties style:use-window-font-color="true" style:font-name="Courier New" fo:font-size="10pt" fo:font-weight="normal" style:font-size-asian="10pt" style:font-weight-asian="normal" style:font-size-complex="10pt" style:font-weight-complex="normal"/>
    </style:style>
    <style:style style:name="P16" style:family="paragraph" style:parent-style-name="Standard">
      <style:paragraph-properties style:text-autospace="none"/>
      <style:text-properties fo:color="#000000" style:font-name="Courier New" fo:font-size="10pt" style:font-size-asian="10pt" style:font-size-complex="10pt"/>
    </style:style>
    <style:style style:name="P17" style:family="paragraph" style:parent-style-name="Standard">
      <style:text-properties fo:color="#000000" style:font-name="Courier New" fo:font-size="10pt" fo:font-weight="normal" style:font-size-asian="10pt" style:font-weight-asian="normal" style:font-size-complex="10pt" style:font-weight-complex="normal"/>
    </style:style>
    <style:style style:name="P18" style:family="paragraph" style:parent-style-name="Standard">
      <style:text-properties fo:color="#ff0000" style:text-line-through-style="solid" style:text-line-through-type="double" style:font-name="Arial" fo:font-size="10pt" style:text-underline-style="none" fo:font-weight="normal" style:font-size-asian="10pt" style:font-weight-asian="normal" style:font-size-complex="10pt" style:font-weight-complex="normal"/>
    </style:style>
    <style:style style:name="P19" style:family="paragraph" style:parent-style-name="Standard">
      <style:text-properties style:font-name="Arial1" fo:font-size="10pt" fo:font-weight="normal" style:font-size-asian="10pt" style:font-weight-asian="normal" style:font-name-complex="Arial2" style:font-size-complex="10pt" style:font-weight-complex="normal"/>
    </style:style>
    <style:style style:name="P20"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text-properties style:font-name="Courier New" fo:font-size="10pt" fo:font-weight="normal" style:font-size-asian="10pt" style:font-weight-asian="normal" style:font-size-complex="10pt" style:font-weight-complex="normal"/>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text-properties fo:color="#000000" style:text-outline="false" style:text-line-through-style="none" style:text-line-through-type="none" style:font-name="Courier New" fo:font-size="10pt" fo:font-style="normal" fo:text-shadow="none" style:text-underline-style="none" fo:font-weight="normal" style:font-name-asian="Courier New3" style:font-size-asian="10pt" style:font-style-asian="normal" style:font-weight-asian="normal" style:font-name-complex="Courier New3" style:font-size-complex="10pt" style:font-style-complex="normal" style:font-weight-complex="normal"/>
    </style:style>
    <style:style style:name="P25" style:family="paragraph" style:parent-style-name="Table_20_Contents">
      <style:text-properties style:font-name="Arial" fo:font-size="10pt" style:font-size-asian="10pt" style:font-size-complex="10pt"/>
    </style:style>
    <style:style style:name="P26" style:family="paragraph" style:parent-style-name="Table_20_Contents">
      <style:text-properties style:font-name="Arial" fo:font-size="10pt" fo:font-weight="bold" style:font-size-asian="10pt" style:font-weight-asian="bold" style:font-size-complex="10pt" style:font-weight-complex="bold"/>
    </style:style>
    <style:style style:name="P27"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Courier New" fo:font-size="10pt" fo:font-style="normal" fo:text-shadow="none" style:text-underline-style="none" fo:font-weight="normal" style:font-name-asian="Courier New3" style:font-size-asian="10pt" style:font-style-asian="normal" style:font-weight-asian="normal" style:font-name-complex="Courier New3" style:font-size-complex="10pt" style:font-style-complex="normal" style:font-weight-complex="normal"/>
    </style:style>
    <style:style style:name="P28" style:family="paragraph" style:parent-style-name="Standard">
      <style:paragraph-properties fo:margin-left="0in" fo:margin-right="0in"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Standard">
      <style:paragraph-properties fo:margin-left="0.4925in" fo:margin-right="0in"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30"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31" style:family="paragraph" style:parent-style-name="Standard">
      <style:paragraph-properties fo:text-align="start" style:justify-single-word="false">
        <style:tab-stops/>
      </style:paragraph-properties>
      <style:text-properties style:font-name="Courier New1" fo:font-size="10pt" fo:font-weight="normal" style:font-size-asian="10pt" style:font-weight-asian="normal" style:font-name-complex="Courier New4" style:font-size-complex="10pt" style:font-weight-complex="normal"/>
    </style:style>
    <style:style style:name="P32" style:family="paragraph">
      <loext:graphic-properties draw:fill="none" draw:fill-color="#ffffff"/>
      <style:paragraph-properties style:writing-mode="lr-tb"/>
      <style:text-properties style:font-name="Arial"/>
    </style:style>
    <style:style style:name="P33" style:family="paragraph">
      <style:paragraph-properties fo:text-align="center"/>
    </style:style>
    <style:style style:name="P34" style:family="paragraph">
      <loext:graphic-properties draw:opacity="0%"/>
      <style:paragraph-properties fo:text-align="center" style:writing-mode="lr-tb"/>
      <style:text-properties style:font-name="Arial"/>
    </style:style>
    <style:style style:name="P35" style:family="paragraph">
      <loext:graphic-properties draw:fill="none" draw:fill-color="#ffffff"/>
      <style:paragraph-properties style:writing-mode="lr-tb"/>
    </style:style>
    <style:style style:name="P36" style:family="paragraph">
      <loext:graphic-properties draw:opacity="0%"/>
      <style:paragraph-properties fo:text-align="center"/>
    </style:style>
    <style:style style:name="T1" style:family="text">
      <style:text-properties officeooo:rsid="001acb8d"/>
    </style:style>
    <style:style style:name="T2" style:family="text">
      <style:text-properties officeooo:rsid="0017b92a"/>
    </style:style>
    <style:style style:name="T3" style:family="text">
      <style:text-properties officeooo:rsid="001c69ba"/>
    </style:style>
    <style:style style:name="T4" style:family="text">
      <style:text-properties style:font-name="Arial"/>
    </style:style>
    <style:style style:name="T5" style:family="text">
      <style:text-properties style:font-name="Arial" fo:font-size="10pt" fo:font-weight="normal" style:font-size-asian="10pt" style:font-weight-asian="normal" style:font-size-complex="10pt" style:font-weight-complex="normal"/>
    </style:style>
    <style:style style:name="T6" style:family="text">
      <style:text-properties style:font-name="Arial" fo:font-size="10pt" fo:font-weight="normal" style:font-size-asian="10pt" style:font-weight-asian="normal" style:font-name-complex="Arial2" style:font-size-complex="10pt" style:font-weight-complex="normal"/>
    </style:style>
    <style:style style:name="T7" style:family="text">
      <style:text-properties style:font-name="Arial" fo:font-weight="bold" style:font-weight-asian="bold" style:font-weight-complex="bold"/>
    </style:style>
    <style:style style:name="T8" style:family="text">
      <style:text-properties style:font-name="Arial" fo:font-size="16pt" fo:font-weight="bold" style:font-size-asian="16pt" style:font-weight-asian="bold" style:font-size-complex="16pt" style:font-weight-complex="bold"/>
    </style:style>
    <style:style style:name="T9" style:family="text">
      <style:text-properties style:font-name="Arial" officeooo:rsid="0024cb54"/>
    </style:style>
    <style:style style:name="T10" style:family="text">
      <style:text-properties style:font-name="Courier New"/>
    </style:style>
    <style:style style:name="T11" style:family="text">
      <style:text-properties style:font-name="Courier New" fo:font-weight="normal" style:font-weight-asian="normal" style:font-weight-complex="normal"/>
    </style:style>
    <style:style style:name="T12" style:family="text">
      <style:text-properties style:font-name="Courier New" fo:font-size="10pt" fo:font-weight="normal" style:font-size-asian="10pt" style:font-weight-asian="normal" style:font-size-complex="10pt" style:font-weight-complex="normal"/>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style:font-size-asian="16pt" style:font-size-complex="16pt"/>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use-window-font-color="true"/>
    </style:style>
    <style:style style:name="T18" style:family="text">
      <style:text-properties style:use-window-font-color="true" style:font-name="Courier New"/>
    </style:style>
    <style:style style:name="T19" style:family="text">
      <style:text-properties style:use-window-font-color="true" style:font-name="Courier New" fo:font-size="10pt" fo:font-weight="normal" style:font-size-asian="10pt" style:font-weight-asian="normal" style:font-size-complex="10pt" style:font-weight-complex="normal"/>
    </style:style>
    <style:style style:name="T20" style:family="text">
      <style:text-properties style:use-window-font-color="true" style:font-name="Courier New" fo:font-weight="normal" style:font-weight-asian="normal" style:font-weight-complex="normal"/>
    </style:style>
    <style:style style:name="T21" style:family="text">
      <style:text-properties style:use-window-font-color="true" style:font-name="Arial" fo:font-size="10pt" fo:font-weight="normal" style:font-size-asian="10pt" style:font-weight-asian="normal" style:font-size-complex="10pt" style:font-weight-complex="normal"/>
    </style:style>
    <style:style style:name="T22" style:family="text">
      <style:text-properties style:use-window-font-color="true"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color="#000000"/>
    </style:style>
    <style:style style:name="T27" style:family="text">
      <style:text-properties fo:color="#000000" style:text-outline="false" style:text-line-through-style="none" style:text-line-through-type="none" fo:font-style="normal" fo:text-shadow="none" style:text-underline-style="none" fo:font-weight="normal" style:font-name-asian="Courier New3" style:font-style-asian="normal" style:font-weight-asian="normal" style:font-name-complex="Courier New3" style:font-style-complex="normal" style:font-weight-complex="normal"/>
    </style:style>
    <style:style style:name="T28" style:family="text">
      <style:text-properties fo:color="#000000" style:font-name="Courier New"/>
    </style:style>
    <style:style style:name="T29" style:family="text">
      <style:text-properties fo:color="#000000" fo:font-weight="bold" style:font-weight-asian="bold" style:font-weight-complex="bold"/>
    </style:style>
    <style:style style:name="T30" style:family="text">
      <style:text-properties officeooo:rsid="001e75da"/>
    </style:style>
    <style:style style:name="T31" style:family="text">
      <style:text-properties officeooo:rsid="00213433"/>
    </style:style>
    <style:style style:name="T32" style:family="text">
      <style:text-properties officeooo:rsid="00231f88"/>
    </style:style>
    <style:style style:name="T33" style:family="text">
      <style:text-properties style:font-name="Arial1" style:font-name-complex="Arial2"/>
    </style:style>
    <style:style style:name="T34" style:family="text">
      <style:text-properties style:font-name="Arial1" officeooo:rsid="0025f4f8" style:font-name-complex="Arial2"/>
    </style:style>
    <style:style style:name="T35" style:family="text">
      <style:text-properties officeooo:rsid="0027e96f"/>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solid" svg:stroke-width="0.0402in" svg:stroke-color="#ff0000" draw:marker-start-width="0.2in" draw:marker-end-width="0.2in" draw:fill="none" draw:fill-color="#ffffff" fo:min-height="0.7673in" fo:padding-top="0.1in" fo:padding-bottom="0.1in" fo:padding-left="0.1in" fo:padding-right="0.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svg:stroke-width="0.0402in" svg:stroke-color="#ff0000" draw:marker-start="Arrow" draw:marker-start-width="0.0799in" draw:marker-end="Arrow" draw:marker-end-width="0.0799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402in" svg:stroke-color="#ff0000" draw:marker-start-width="0.2in" draw:marker-end-width="0.2in" draw:fill="none" draw:fill-color="#ffffff" fo:min-height="0.4701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svg:stroke-width="0.0402in" svg:stroke-color="#ff0000" draw:marker-start="" draw:marker-start-width="0.2in" draw:marker-end="Arrow"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402in" svg:stroke-color="#ff0000" draw:marker-start-width="0.2in" draw:marker-end-width="0.2in" draw:fill="none" draw:fill-color="#ffffff" fo:min-height="0.2516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8854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draw:stroke="solid" svg:stroke-width="0.0402in" svg:stroke-color="#ff0000" draw:marker-start-width="0.2in" draw:marker-end-width="0.2in" draw:fill="none" draw:fill-color="#ffffff" fo:min-height="0.3972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text:anchor-type="paragraph" draw:z-index="2" draw:name="Shape1" draw:style-name="gr8" draw:text-style-name="P32" svg:width="2.0213in" svg:height="0.8858in" svg:x="5.0472in" svg:y="0.0453in"><draw:text-box><text:p><text:span text:style-name="T4">Why the big, fat right </text:span><text:span text:style-name="T4">margin? For your notes. </text:span><text:span text:style-name="T4">Get busy.</text:span></text:p></draw:text-box></draw:frame>01. Print Statements and C-Strings</text:p>
      <text:p text:style-name="P4"/>
      <text:p text:style-name="P4"/>
      <text:p text:style-name="P6">Objectives</text:p>
      <text:list xml:id="list2886486376" text:style-name="L1">
        <text:list-item>
          <text:p text:style-name="P30">Print strings and characters using <text:span text:style-name="T10">std::cout</text:span></text:p>
        </text:list-item>
        <text:list-item>
          <text:p text:style-name="P30">Use the <text:span text:style-name="T10">\n,</text:span> <text:span text:style-name="T10">\t, \", \', \\</text:span><text:span text:style-name="T4"> characters</text:span></text:p>
        </text:list-item>
        <text:list-item>
          <text:p text:style-name="P30">Use <text:span text:style-name="T10">std::endl</text:span> to force newline</text:p>
        </text:list-item>
        <text:list-item>
          <text:p text:style-name="P30">Write multiple print statements</text:p>
        </text:list-item>
      </text:list>
      <text:p text:style-name="P4"/>
      <text:p text:style-name="P4">In this set of notes, we learn to print strings and characters.</text:p>
      <text:p text:style-name="P4"/>
      <text:p text:style-name="P4">A quick advice to ease the pain of learning your first programming language: Type the program <text:span text:style-name="T13">exactly</text:span> as given. Even your spaces and blank lines must match the spaces and blank lines in my programs.</text:p>
      <text:p text:style-name="P4"/>
      <text:p text:style-name="P4">Let's begin ...</text:p>
      <text:p text:style-name="P20">Hello <text:span text:style-name="T31">w</text:span>orld</text:p>
      <text:p text:style-name="P4"/>
      <text:p text:style-name="P4">Go ahead and run your first program:</text:p>
      <text:p text:style-name="P4"/>
      <table:table table:name="Table3" table:style-name="Table3">
        <table:table-column table:style-name="Table3.A"/>
        <table:table-header-rows>
          <table:table-row>
            <table:table-cell table:style-name="Table3.A1" office:value-type="string">
              <text:p text:style-name="P10">#include &lt;iostream&gt;</text:p>
              <text:p text:style-name="P10"/>
              <text:p text:style-name="P10">int main()</text:p>
              <text:p text:style-name="P10">{</text:p>
              <text:p text:style-name="P10"><text:s text:c="4"/>std::cout &lt;&lt; "Hello, world!\n";</text:p>
              <text:p text:style-name="P10"/>
              <text:p text:style-name="P10"><text:s text:c="4"/>return 0;</text:p>
              <text:p text:style-name="P10">}</text:p>
            </table:table-cell>
          </table:table-row>
        </table:table-header-rows>
      </table:table>
      <text:p text:style-name="P4"><draw:frame text:anchor-type="paragraph" draw:z-index="9" draw:name="Shape2" draw:style-name="gr1" draw:text-style-name="P32" svg:width="2.0996in" svg:height="0.9677in" svg:x="4.8217in" svg:y="0.0374in"><draw:text-box><text:p><text:span text:style-name="T4">Practice doing a hello </text:span><text:span text:style-name="T4">world program until you </text:span><text:span text:style-name="T4">can do it in &lt; 2 minutes and </text:span><text:span text:style-name="T4">without your notes.</text:span></text:p></draw:text-box></draw:frame></text:p>
      <text:p text:style-name="P8">... commercial break ... go to notes on software tool(s) for writing and running a program ...</text:p>
      <text:p text:style-name="P4"/>
      <text:p text:style-name="P4">Now let's go back to the C++ code. Right now, you should think of the stuff in bold as the program:</text:p>
      <text:p text:style-name="P4"/>
      <table:table table:name="Table2" table:style-name="Table2">
        <table:table-column table:style-name="Table2.A"/>
        <table:table-header-rows>
          <table:table-row>
            <table:table-cell table:style-name="Table2.A1" office:value-type="string">
              <text:p text:style-name="P10">#include &lt;iostream&gt;</text:p>
              <text:p text:style-name="P10"/>
              <text:p text:style-name="P10">int main()</text:p>
              <text:p text:style-name="P10">{</text:p>
              <text:p text:style-name="P11"><text:s text:c="4"/>*** YOUR "PROGRAM" GOES HERE ***</text:p>
              <text:p text:style-name="P11"/>
              <text:p text:style-name="P10"><text:s text:c="4"/>return 0;</text:p>
              <text:p text:style-name="P10">}</text:p>
            </table:table-cell>
          </table:table-row>
        </table:table-header-rows>
      </table:table>
      <text:p text:style-name="P4"/>
      <text:p text:style-name="P4">Therefore you can treat this as a template:</text:p>
      <text:p text:style-name="P4"/>
      <table:table table:name="Table15" table:style-name="Table15">
        <table:table-column table:style-name="Table15.A"/>
        <table:table-header-rows>
          <table:table-row>
            <table:table-cell table:style-name="Table15.A1" office:value-type="string">
              <text:p text:style-name="P10">#include &lt;iostream&gt;</text:p>
              <text:p text:style-name="P10"/>
              <text:p text:style-name="P10">int main()</text:p>
              <text:p text:style-name="P10"><draw:frame text:anchor-type="paragraph" draw:z-index="0" draw:name="Shape3" draw:style-name="gr9" draw:text-style-name="P32" svg:width="1.7606in" svg:height="0.4378in" svg:x="4.978in" svg:y="0.0374in"><draw:text-box><text:p><text:span text:style-name="T4"><text:s/></text:span><text:span text:style-name="T4">Enter a single <text:s text:c="2"/></text:span></text:p><text:p><text:span text:style-name="T4"><text:s/></text:span><text:span text:style-name="T4">program <text:s/>here.</text:span></text:p></draw:text-box></draw:frame>{</text:p>
              <text:p text:style-name="P11"><draw:line text:anchor-type="paragraph" draw:z-index="1" draw:name="Shape4" draw:style-name="gr5" draw:text-style-name="P33" svg:x1="4.9437in" svg:y1="0.0882in" svg:x2="0.9646in" svg:y2="0.0882in"><text:p/></draw:line></text:p>
              <text:p text:style-name="P11"/>
              <text:p text:style-name="P10"><text:s text:c="4"/>return 0;</text:p>
              <text:p text:style-name="P10">}</text:p>
            </table:table-cell>
          </table:table-row>
        </table:table-header-rows>
      </table:table>
      <text:p text:style-name="P4"/>
      <text:p text:style-name="P4">I will not explain things like “<text:span text:style-name="T10">#include &lt;iostream&gt;</text:span>” or “<text:span text:style-name="T10">int main()</text:span>” until later. (Technically, they <text:span text:style-name="T23">are</text:span> also part of <text:s/>the program.)</text:p>
      <text:p text:style-name="P4"/>
      <text:p text:style-name="P4">Try this</text:p>
      <table:table table:name="Table4" table:style-name="Table4">
        <table:table-column table:style-name="Table4.A"/>
        <table:table-header-rows>
          <table:table-row>
            <table:table-cell table:style-name="Table4.A1" office:value-type="string">
              <text:p text:style-name="P10">#include &lt;iostream&gt;</text:p>
              <text:p text:style-name="P10"/>
              <text:p text:style-name="P10">int main()</text:p>
              <text:p text:style-name="P10">{</text:p>
              <text:p text:style-name="P10"><text:s text:c="4"/>std::cout &lt;&lt; "Hello ... world! ... mom!\n";</text:p>
              <text:p text:style-name="P10"/>
              <text:p text:style-name="P10"><text:s text:c="4"/>return 0;</text:p>
              <text:p text:style-name="P10">}</text:p>
            </table:table-cell>
          </table:table-row>
        </table:table-header-rows>
      </table:table>
      <text:p text:style-name="P4"/>
      <text:p text:style-name="P4"/>
      <text:p text:style-name="P4"><text:soft-page-break/><text:span text:style-name="T15">Exercise.</text:span> Write a program that prints the following:</text:p>
      <table:table table:name="Table42" table:style-name="Table42">
        <table:table-column table:style-name="Table42.A"/>
        <table:table-row>
          <table:table-cell table:style-name="Table42.A1" office:value-type="string">
            <text:p text:style-name="P21">hello columbia</text:p>
          </table:table-cell>
        </table:table-row>
      </table:table>
      <text:p text:style-name="P4"/>
      <text:p text:style-name="P4"/>
      <text:p text:style-name="P4"><text:span text:style-name="T15">Exercise.</text:span> Write a program that gets the computer to greet you:</text:p>
      <table:table table:name="Table43" table:style-name="Table43">
        <table:table-column table:style-name="Table43.A"/>
        <table:table-row>
          <table:table-cell table:style-name="Table43.A1" office:value-type="string">
            <text:p text:style-name="P21">hello dr. liow, my name is c++.</text:p>
          </table:table-cell>
        </table:table-row>
      </table:table>
      <text:p text:style-name="P4">(replace my name with yours ... <text:s/>you're probably not “dr. liow”).</text:p>
      <text:p text:style-name="P4"/>
      <text:p text:style-name="P4"/>
      <text:p text:style-name="P6">Exercise. <text:span text:style-name="T16">Debug (i.e., correct) this program by hand and then verify by running it with your C++ compiler.</text:span></text:p>
      <table:table table:name="Table71" table:style-name="Table71">
        <table:table-column table:style-name="Table71.A"/>
        <table:table-header-rows>
          <table:table-row>
            <table:table-cell table:style-name="Table71.A1" office:value-type="string">
              <text:p text:style-name="P10">#include (iostream)</text:p>
              <text:p text:style-name="P10"/>
              <text:p text:style-name="P10">int main()</text:p>
              <text:p text:style-name="P10">(</text:p>
              <text:p text:style-name="P10"><text:s text:c="4"/>std;;cout &lt; "Hello, world!\n";</text:p>
              <text:p text:style-name="P10"/>
              <text:p text:style-name="P10"><text:s text:c="4"/>return 0;</text:p>
              <text:p text:style-name="P10">)</text:p>
            </table:table-cell>
          </table:table-row>
        </table:table-header-rows>
      </table:table>
      <text:p text:style-name="P4"/>
      <text:p text:style-name="P20">Statement</text:p>
      <text:p text:style-name="P4"/>
      <text:p text:style-name="P4">Here's the first jargon. Look at our program again:</text:p>
      <table:table table:name="Table14" table:style-name="Table14">
        <table:table-column table:style-name="Table14.A"/>
        <table:table-header-rows>
          <table:table-row>
            <table:table-cell table:style-name="Table14.A1" office:value-type="string">
              <text:p text:style-name="P10">#include &lt;iostream&gt;</text:p>
              <text:p text:style-name="P10"/>
              <text:p text:style-name="P10">int main()</text:p>
              <text:p text:style-name="P10">{</text:p>
              <text:p text:style-name="P11"><text:s text:c="4"/>std::cout &lt;&lt; "Hello, world!\n";</text:p>
              <text:p text:style-name="P11"/>
              <text:p text:style-name="P10"><text:s text:c="4"/>return 0;</text:p>
              <text:p text:style-name="P10">}</text:p>
            </table:table-cell>
          </table:table-row>
        </table:table-header-rows>
      </table:table>
      <text:p text:style-name="P4"/>
      <text:p text:style-name="P4">The line in bold is a <text:span text:style-name="T13">statement</text:span>. In C++, statements must terminate with a <text:span text:style-name="T13">semi-colon</text:span>. Note that the semi-colon <text:span text:style-name="T24">is</text:span> part of the statement. </text:p>
      <text:p text:style-name="P4"/>
      <text:p text:style-name="P4">At this point you should think of a statement as something that will cause your computer to perform some operation(s) when you run the program.</text:p>
      <text:p text:style-name="P4"/>
      <text:p text:style-name="P4">If you like, you can think of a statement as a sentence and the semicolon as a period. When you're told to write a C++ statement, don't forget the semicolon!!! That would be like writing a sentence without a period (or question mark or exclamation mark) in an english essay.</text:p>
      <text:p text:style-name="P4"/>
      <text:p text:style-name="P4"/>
      <text:p text:style-name="P4"><text:span text:style-name="T15">Exercise.</text:span> Modify your program by removing the first semicolon to get this:</text:p>
      <table:table table:name="Table20" table:style-name="Table20">
        <table:table-column table:style-name="Table20.A"/>
        <table:table-header-rows>
          <table:table-row>
            <table:table-cell table:style-name="Table20.A1" office:value-type="string">
              <text:p text:style-name="P10">#include &lt;iostream&gt;</text:p>
              <text:p text:style-name="P10"/>
              <text:p text:style-name="P10">int main()</text:p>
              <text:p text:style-name="P10">{</text:p>
              <text:p text:style-name="P10"><text:s text:c="4"/>std::cout &lt;&lt; "Hello, world!\n"</text:p>
              <text:p text:style-name="P10"/>
              <text:p text:style-name="P10"><text:s text:c="4"/>return 0;</text:p>
              <text:p text:style-name="P10">}</text:p>
            </table:table-cell>
          </table:table-row>
        </table:table-header-rows>
      </table:table>
      <text:p text:style-name="P4">Run it. Does it work? Fix it. Test to make sure it works (that means: run the program.)</text:p>
      <text:p text:style-name="P4"/>
      <text:p text:style-name="P4"/>
      <text:p text:style-name="P4"><text:span text:style-name="T15">Exercise.</text:span> Replace the semicolons by periods.</text:p>
      <table:table table:name="Table25" table:style-name="Table25">
        <table:table-column table:style-name="Table25.A"/>
        <table:table-header-rows>
          <table:table-row>
            <table:table-cell table:style-name="Table25.A1" office:value-type="string">
              <text:p text:style-name="P10">#include &lt;iostream&gt;</text:p>
              <text:p text:style-name="P10"/>
              <text:p text:style-name="P10">int main()</text:p>
              <text:p text:style-name="P10">{</text:p>
              <text:p text:style-name="P10"><text:s text:c="4"/>std::cout &lt;&lt; "Hello, world!\n"<text:span text:style-name="T15">.</text:span></text:p>
              <text:p text:style-name="P10"/>
              <text:p text:style-name="P10"><text:s text:c="4"/>return 0.</text:p>
              <text:p text:style-name="P10">}</text:p>
            </table:table-cell>
          </table:table-row>
        </table:table-header-rows>
      </table:table>
      <text:p text:style-name="P4">Run it. Does it work? Fix it.</text:p>
      <text:p text:style-name="P4"/>
      <text:p text:style-name="P4"/>
      <text:p text:style-name="P4">See what I mean by this advice:</text:p>
      <text:p text:style-name="P4"><text:soft-page-break/></text:p>
      <text:p text:style-name="P29">A quick advice to ease the pain of learning your first programming language: Type the program <text:span text:style-name="T13">exactly</text:span> as given. Even the spaces and blank lines must match my programs.</text:p>
      <text:p text:style-name="P29"/>
      <text:p text:style-name="P28">Computers are dumb (and picky about details.) We are the smart ones. So … when you communicate with your computer, you have to be exact and explicit in your programs.</text:p>
      <text:p text:style-name="P28"/>
      <text:p text:style-name="P28"/>
      <text:p text:style-name="P28"><text:span text:style-name="T15">Exercise.</text:span> Now write a program that prints any message (example: “do you want green eggs and ham?”) ... close your notes first. Peek at your notes only when you have problems.</text:p>
      <text:p text:style-name="P20">C-<text:span text:style-name="T31">s</text:span>trings</text:p>
      <text:p text:style-name="P4"/>
      <text:p text:style-name="P4">The stuff in quotes is called a <text:span text:style-name="T13">C-string</text:span> or just a <text:span text:style-name="T13">string</text:span>:</text:p>
      <text:p text:style-name="P4"/>
      <table:table table:name="Table7" table:style-name="Table7">
        <table:table-column table:style-name="Table7.A"/>
        <table:table-header-rows>
          <table:table-row>
            <table:table-cell table:style-name="Table7.A1" office:value-type="string">
              <text:p text:style-name="P10">#include &lt;iostream&gt;</text:p>
              <text:p text:style-name="P10"><draw:frame text:anchor-type="paragraph" draw:z-index="4" draw:name="Shape5" draw:style-name="gr6" draw:text-style-name="P32" svg:width="0.7488in" svg:height="0.2921in" svg:x="4.8528in" svg:y="0.0016in"><draw:text-box><text:p><text:span text:style-name="T4"><text:s/></text:span><text:span text:style-name="T4">C-string </text:span></text:p></draw:text-box></draw:frame><draw:line text:anchor-type="paragraph" draw:z-index="5" draw:name="Shape6" draw:style-name="gr5" draw:text-style-name="P33" svg:x1="4.8528in" svg:y1="0.1366in" svg:x2="2.9465in" svg:y2="0.3346in"><text:p/></draw:line></text:p>
              <text:p text:style-name="P10">int main()</text:p>
              <text:p text:style-name="P10"><draw:rect text:anchor-type="paragraph" draw:z-index="3" draw:name="Shape7" draw:style-name="gr7" draw:text-style-name="P36" svg:width="1.5421in" svg:height="0.4169in" svg:x="1.3634in" svg:y="0.0299in"><text:p/></draw:rect>{</text:p>
              <text:p text:style-name="P10"><text:s text:c="4"/>std::cout &lt;&lt; "Hello, world!\n" ;</text:p>
              <text:p text:style-name="P10"/>
              <text:p text:style-name="P10"><text:s text:c="4"/>return 0;</text:p>
              <text:p text:style-name="P10">}</text:p>
            </table:table-cell>
          </table:table-row>
        </table:table-header-rows>
      </table:table>
      <text:p text:style-name="P4"/>
      <text:p text:style-name="P4">You can think of a string as textual data. (Soon I'll talk about numeric data for numeric computations. Got to have that for computer games, right?)</text:p>
      <text:p text:style-name="P4"/>
      <text:p text:style-name="P4">Double quotes are used to mark the beginning and ending of the string. So technically they are <text:span text:style-name="T24">not</text:span> part of the string. That's why when you run the above program, you do not see double-quotes.</text:p>
      <text:p text:style-name="P4"/>
      <text:p text:style-name="P10"/>
      <text:p text:style-name="P4"><text:span text:style-name="T15">Exercise.</text:span> Does it work without the double-quotes?</text:p>
      <table:table table:name="Table21" table:style-name="Table21">
        <table:table-column table:style-name="Table21.A"/>
        <table:table-header-rows>
          <table:table-row>
            <table:table-cell table:style-name="Table21.A1" office:value-type="string">
              <text:p text:style-name="P10">#include &lt;iostream&gt;</text:p>
              <text:p text:style-name="P10"/>
              <text:p text:style-name="P10">int main()</text:p>
              <text:p text:style-name="P10">{</text:p>
              <text:p text:style-name="P10"><text:s text:c="4"/>std::cout &lt;&lt; Hello, world!\n;</text:p>
              <text:p text:style-name="P10"/>
              <text:p text:style-name="P10"><text:s text:c="4"/>return 0;</text:p>
              <text:p text:style-name="P10">}</text:p>
            </table:table-cell>
          </table:table-row>
        </table:table-header-rows>
      </table:table>
      <text:p text:style-name="P4"/>
      <text:p text:style-name="P4"/>
      <text:p text:style-name="P4">In the string <text:span text:style-name="T10">"Hello, world!\n"</text:span>, <text:span text:style-name="T10">H</text:span> is a <text:span text:style-name="T13">character</text:span>. The next character is <text:span text:style-name="T10">e</text:span>. Etc. When we talk about characters we enclose them with single-quotes. So I should say character <text:span text:style-name="T10">'H'</text:span> rather than <text:span text:style-name="T10">H</text:span> or <text:span text:style-name="T10">"H"</text:span><text:span text:style-name="T4">. </text:span>You can think of the character as the smallest unit of data in a string. </text:p>
      <text:p text:style-name="P10"/>
      <text:p text:style-name="P4">The string <text:span text:style-name="T10">"Hello, world!\n"</text:span> contains characters <text:span text:style-name="T10">'H'</text:span> and <text:span text:style-name="T10">'e'</text:span> and <text:span text:style-name="T10">'l'</text:span> and <text:span text:style-name="T10">'l'</text:span> and … However a character such as <text:span text:style-name="T10">'H'</text:span> can contain one and only one unit of textual data. So you <text:span text:style-name="T24">cannot</text:span> say that <text:span text:style-name="T10">'Hello'</text:span> is a character.<text:span text:style-name="T10"> </text:span></text:p>
      <text:p text:style-name="P4"/>
      <text:p text:style-name="P4">Note that a string can contain as many characters as you like: 10, 20, 50, 100, etc. There's actually a limit, but we won't be playing around with a string with 1,000,000 characters anyway for now – that would be a pain to type!!! Note that a string can contain no characters at all: <text:span text:style-name="T10">""</text:span><text:span text:style-name="T4">. Of course a string can contain exactly one character. For instance, here's a string with one character:</text:span><text:span text:style-name="T10"> "H"</text:span><text:span text:style-name="T4">. </text:span></text:p>
      <text:p text:style-name="P4"/>
      <text:p text:style-name="P4"><text:span text:style-name="T4">Note that </text:span><text:span text:style-name="T10">"H"</text:span><text:span text:style-name="T4"> is a string with one character whereas </text:span><text:span text:style-name="T10">'H'</text:span><text:span text:style-name="T4"> is a character. You just have to look at what quotes are used to tell if the thingy is a </text:span><text:soft-page-break/><text:span text:style-name="T4">string or a character. That's all.</text:span></text:p>
      <text:p text:style-name="P4"/>
      <text:p text:style-name="P4"/>
      <text:p text:style-name="P4"><text:span text:style-name="T15">Exercise.</text:span> Does it work with single-quotes?</text:p>
      <table:table table:name="Table22" table:style-name="Table22">
        <table:table-column table:style-name="Table22.A"/>
        <table:table-header-rows>
          <table:table-row>
            <table:table-cell table:style-name="Table22.A1" office:value-type="string">
              <text:p text:style-name="P10">#include &lt;iostream&gt;</text:p>
              <text:p text:style-name="P10"/>
              <text:p text:style-name="P10">int main()</text:p>
              <text:p text:style-name="P10">{</text:p>
              <text:p text:style-name="P10"><text:s text:c="4"/>std::cout &lt;&lt; 'Hello, world!\n';</text:p>
              <text:p text:style-name="P10"/>
              <text:p text:style-name="P10"><text:s text:c="4"/>return 0;</text:p>
              <text:p text:style-name="P10">}</text:p>
            </table:table-cell>
          </table:table-row>
        </table:table-header-rows>
      </table:table>
      <text:p text:style-name="P4"/>
      <text:p text:style-name="P4"/>
      <text:p text:style-name="P4"><text:span text:style-name="T15">Exercise.</text:span> Can you also print characters?? (You did think about this, right?) Try this:</text:p>
      <table:table table:name="Table44" table:style-name="Table44">
        <table:table-column table:style-name="Table44.A"/>
        <table:table-header-rows>
          <table:table-row>
            <table:table-cell table:style-name="Table44.A1" office:value-type="string">
              <text:p text:style-name="P10">#include &lt;iostream&gt;</text:p>
              <text:p text:style-name="P10"/>
              <text:p text:style-name="P10">int main()</text:p>
              <text:p text:style-name="P10">{</text:p>
              <text:p text:style-name="P10"><text:s text:c="4"/>std::cout &lt;&lt; '?';</text:p>
              <text:p text:style-name="P10"/>
              <text:p text:style-name="P10"><text:s text:c="4"/>return 0;</text:p>
              <text:p text:style-name="P10">}</text:p>
            </table:table-cell>
          </table:table-row>
        </table:table-header-rows>
      </table:table>
      <text:p text:style-name="P4"/>
      <text:p text:style-name="P4"/>
      <text:p text:style-name="P4"><text:span text:style-name="T15">Exercise.</text:span> Which of the following is a string, a character, or neither:</text:p>
      <text:p text:style-name="P4"><text:tab/><text:span text:style-name="T10">"I"</text:span></text:p>
      <text:p text:style-name="P10"><text:tab/>like</text:p>
      <text:p text:style-name="P4"><text:tab/><text:span text:style-name="T10">'green'</text:span></text:p>
      <text:p text:style-name="P10"><text:tab/>{eggs}</text:p>
      <text:p text:style-name="P4"><text:tab/><text:span text:style-name="T10">"and"</text:span></text:p>
      <text:p text:style-name="P4"><text:tab/><text:span text:style-name="T10">'ham'</text:span></text:p>
      <text:p text:style-name="P10"><text:tab/>'.'</text:p>
      <text:p text:style-name="P20">Case <text:span text:style-name="T31">s</text:span>ensitivity</text:p>
      <text:p text:style-name="P4"/>
      <text:p text:style-name="P4">Is C++ case sensitive?</text:p>
      <text:p text:style-name="P4"/>
      <text:p text:style-name="P4"/>
      <text:p text:style-name="P4"><text:span text:style-name="T15">Exercise.</text:span> Modify your program by changing <text:span text:style-name="T10">std</text:span> to <text:span text:style-name="T10">Std</text:span>:</text:p>
      <table:table table:name="Table26" table:style-name="Table26">
        <table:table-column table:style-name="Table26.A"/>
        <table:table-header-rows>
          <table:table-row>
            <table:table-cell table:style-name="Table26.A1" office:value-type="string">
              <text:p text:style-name="P10">#include &lt;iostream&gt;</text:p>
              <text:p text:style-name="P10"/>
              <text:p text:style-name="P10">int main()</text:p>
              <text:p text:style-name="P10">{</text:p>
              <text:p text:style-name="P10"><text:s text:c="4"/><text:span text:style-name="T15">Std</text:span>::cout &lt;&lt; "Hello, world!\n"<text:span text:style-name="T15">;</text:span></text:p>
              <text:p text:style-name="P10"/>
              <text:p text:style-name="P10"><text:s text:c="4"/>return 0;</text:p>
              <text:p text:style-name="P10">}</text:p>
            </table:table-cell>
          </table:table-row>
        </table:table-header-rows>
      </table:table>
      <text:p text:style-name="P4">Run it. Does it work? Fix it.</text:p>
      <text:p text:style-name="P4"/>
      <text:p text:style-name="P4"/>
      <text:p text:style-name="P4"><text:span text:style-name="T15">Exercise.</text:span> Modify your program by changing <text:span text:style-name="T10">return</text:span> to <text:span text:style-name="T10">RETURN</text:span>:</text:p>
      <table:table table:name="Table27" table:style-name="Table27">
        <table:table-column table:style-name="Table27.A"/>
        <table:table-header-rows>
          <table:table-row>
            <table:table-cell table:style-name="Table27.A1" office:value-type="string">
              <text:p text:style-name="P10">#include &lt;iostream&gt;</text:p>
              <text:p text:style-name="P10"/>
              <text:p text:style-name="P10">int main()</text:p>
              <text:p text:style-name="P10">{</text:p>
              <text:p text:style-name="P10"><text:s text:c="4"/>std::cout &lt;&lt; "Hello, world!\n"<text:span text:style-name="T15">;</text:span></text:p>
              <text:p text:style-name="P10"/>
              <text:p text:style-name="P10"><text:s text:c="4"/>RETURN 0;</text:p>
              <text:p text:style-name="P10">}</text:p>
            </table:table-cell>
          </table:table-row>
        </table:table-header-rows>
      </table:table>
      <text:p text:style-name="P4">Does it work? Fix it.</text:p>
      <text:p text:style-name="P4"/>
      <text:p text:style-name="P4"/>
      <text:p text:style-name="P4">Now answer this question:</text:p>
      <text:p text:style-name="P4"/>
      <text:p text:style-name="P4">Is C++ case sensitive? (Circle one) <text:s/>YES <text:s/>NO</text:p>
      <text:p text:style-name="P4"/>
      <text:p text:style-name="P4">(duh ... I'm not taking answers in class.)</text:p>
      <text:p text:style-name="P20">Whitespaces</text:p>
      <text:p text:style-name="P4"/>
      <text:p text:style-name="P4">A whitespace is ... well … a white space.</text:p>
      <text:p text:style-name="P4"/>
      <text:p text:style-name="P4">Spaces, tabs, and newlines are whitespaces.</text:p>
      <text:p text:style-name="P4"/>
      <text:p text:style-name="P4"/>
      <text:p text:style-name="P4"><text:span text:style-name="T15">Exercise.</text:span> Modify your program by inserting some spaces:</text:p>
      <table:table table:name="Table28" table:style-name="Table28">
        <table:table-column table:style-name="Table28.A"/>
        <table:table-header-rows>
          <table:table-row>
            <table:table-cell table:style-name="Table28.A1" office:value-type="string">
              <text:p text:style-name="P10">#include &lt;iostream&gt;</text:p>
              <text:p text:style-name="P10"/>
              <text:p text:style-name="P10">int main()</text:p>
              <text:p text:style-name="P10">{</text:p>
              <text:p text:style-name="P10"><text:s text:c="4"/>std::cout <text:s text:c="11"/>&lt;&lt; "Hello, world!\n"<text:span text:style-name="T15">;</text:span></text:p>
              <text:p text:style-name="P10"/>
              <text:p text:style-name="P10"><text:s text:c="4"/>return 0;</text:p>
              <text:p text:style-name="P10">}</text:p>
            </table:table-cell>
          </table:table-row>
        </table:table-header-rows>
      </table:table>
      <text:p text:style-name="P4">Does it work?</text:p>
      <text:p text:style-name="P4"/>
      <text:p text:style-name="P4"/>
      <text:p text:style-name="P4"><text:span text:style-name="T15">Exercise.</text:span> Modify your program by inserting some newlines:</text:p>
      <table:table table:name="Table31" table:style-name="Table31">
        <table:table-column table:style-name="Table31.A"/>
        <table:table-header-rows>
          <table:table-row>
            <table:table-cell table:style-name="Table31.A1" office:value-type="string">
              <text:p text:style-name="P10">#include &lt;iostream&gt;</text:p>
              <text:p text:style-name="P10"/>
              <text:p text:style-name="P10">int main()</text:p>
              <text:p text:style-name="P10">{</text:p>
              <text:p text:style-name="P10"><text:s text:c="4"/>std::cout &lt;&lt; </text:p>
              <text:p text:style-name="P10"/>
              <text:p text:style-name="P10"/>
              <text:p text:style-name="P10"/>
              <text:p text:style-name="P10"/>
              <text:p text:style-name="P10"><text:s text:c="12"/>"Hello, world!\n"<text:span text:style-name="T15">;</text:span></text:p>
              <text:p text:style-name="P10"/>
              <text:p text:style-name="P10"><text:s text:c="4"/>return 0;</text:p>
              <text:p text:style-name="P10">}</text:p>
            </table:table-cell>
          </table:table-row>
        </table:table-header-rows>
      </table:table>
      <text:p text:style-name="P4"/>
      <text:p text:style-name="P4"/>
      <text:p text:style-name="P4">In general you can insert whitespaces between “basic words” understood by C++. These “basic words” are called <text:span text:style-name="T15">tokens</text:span>. (Oooooo another big word.)</text:p>
      <text:p text:style-name="P4"/>
      <text:p text:style-name="P4">If you think of statements as sentences, semi-colons as periods, then you can think of tokens as words.</text:p>
      <text:p text:style-name="P4"/>
      <text:p text:style-name="P4">For instance the following are some tokens from the above program: <text:span text:style-name="T10">int</text:span>, <text:span text:style-name="T10">return</text:span> and even <text:span text:style-name="T10">{</text:span>.</text:p>
      <text:p text:style-name="P4"/>
      <text:p text:style-name="P4">We say that C++ <text:span text:style-name="T15">ignores whitespace.</text:span> </text:p>
      <text:p text:style-name="P4"/>
      <text:p text:style-name="P4"/>
      <text:p text:style-name="P4"><text:span text:style-name="T15">Exercise.</text:span> Try this:</text:p>
      <table:table table:name="Table69" table:style-name="Table69">
        <table:table-column table:style-name="Table69.A"/>
        <table:table-row>
          <table:table-cell table:style-name="Table69.A1" office:value-type="string">
            <text:p text:style-name="P10">#include &lt;iostream&gt;</text:p>
            <text:p text:style-name="P10"/>
            <text:p text:style-name="P10">int main()</text:p>
            <text:p text:style-name="P10">{</text:p>
            <text:p text:style-name="P10"><text:soft-page-break/><text:s text:c="4"/>std :: cout &lt;&lt; "Hello, world!\n"<text:span text:style-name="T15">;</text:span></text:p>
            <text:p text:style-name="P10"/>
            <text:p text:style-name="P10"><text:s text:c="4"/>return 0;</text:p>
            <text:p text:style-name="P10">}</text:p>
          </table:table-cell>
        </table:table-row>
      </table:table>
      <text:p text:style-name="P4"/>
      <table:table table:name="Table72" table:style-name="Table72">
        <table:table-column table:style-name="Table72.A"/>
        <table:table-row>
          <table:table-cell table:style-name="Table72.A1" office:value-type="string">
            <text:p text:style-name="P10">#include &lt;iostream&gt;</text:p>
            <text:p text:style-name="P10"/>
            <text:p text:style-name="P10">int main()</text:p>
            <text:p text:style-name="P10">{</text:p>
            <text:p text:style-name="P10"><text:s text:c="4"/>std: <text:s text:c="4"/>:cout &lt;&lt; "Hello, world!\n"<text:span text:style-name="T15">;</text:span></text:p>
            <text:p text:style-name="P10"/>
            <text:p text:style-name="P10"><text:s text:c="4"/>return 0;</text:p>
            <text:p text:style-name="P10">}</text:p>
          </table:table-cell>
        </table:table-row>
      </table:table>
      <text:p text:style-name="P4"/>
      <text:p text:style-name="P4">Does it work?</text:p>
      <text:p text:style-name="P4"/>
      <text:p text:style-name="P4"/>
      <text:p text:style-name="P4">This shows you that <text:span text:style-name="T10">::</text:span> is a token – you cannot break it down.</text:p>
      <text:p text:style-name="P4"/>
      <text:p text:style-name="P4"/>
      <text:p text:style-name="P4"><text:span text:style-name="T15">Exercise.</text:span> Try this:</text:p>
      <table:table table:name="Table32" table:style-name="Table32">
        <table:table-column table:style-name="Table32.A"/>
        <table:table-header-rows>
          <table:table-row>
            <table:table-cell table:style-name="Table32.A1" office:value-type="string">
              <text:p text:style-name="P10">#include &lt;iostream&gt;</text:p>
              <text:p text:style-name="P10"/>
              <text:p text:style-name="P10">int main()</text:p>
              <text:p text:style-name="P10">{</text:p>
              <text:p text:style-name="P10"><text:s text:c="4"/>std <text:s text:c="3"/>:: <text:s text:c="3"/>cout &lt;&lt; "Hello, world!\n"<text:span text:style-name="T15">;</text:span></text:p>
              <text:p text:style-name="P10"/>
              <text:p text:style-name="P10"><text:s text:c="4"/>return 0;</text:p>
              <text:p text:style-name="P10">}</text:p>
            </table:table-cell>
          </table:table-row>
        </table:table-header-rows>
      </table:table>
      <text:p text:style-name="P4">Does it work?</text:p>
      <text:p text:style-name="P4"/>
      <text:p text:style-name="P4"/>
      <text:p text:style-name="P4">Try this:</text:p>
      <table:table table:name="Table23" table:style-name="Table23">
        <table:table-column table:style-name="Table23.A"/>
        <table:table-header-rows>
          <table:table-row>
            <table:table-cell table:style-name="Table23.A1" office:value-type="string">
              <text:p text:style-name="P10">#include &lt;iostream&gt;</text:p>
              <text:p text:style-name="P10"/>
              <text:p text:style-name="P10">int main()</text:p>
              <text:p text:style-name="P10">{</text:p>
              <text:p text:style-name="P10"><text:s text:c="4"/>std::cout &lt;&lt; "Hello, <text:s text:c="9"/>world!\n" ;</text:p>
              <text:p text:style-name="P10"/>
              <text:p text:style-name="P10"><text:s text:c="4"/>return 0;</text:p>
              <text:p text:style-name="P10">}</text:p>
            </table:table-cell>
          </table:table-row>
        </table:table-header-rows>
      </table:table>
      <text:p text:style-name="P4"/>
      <text:p text:style-name="P4">The whitespaces between tokens are removed when your computer runs your C++ program. So, to the computer, it doesn't matter how <text:span text:style-name="T30">many</text:span> whitespaces you insert between tokens – it still works.</text:p>
      <text:p text:style-name="P4"/>
      <text:p text:style-name="P4">However spaces in a <text:span text:style-name="T24">string</text:span> are <text:span text:style-name="T24">not</text:span> removed before the program runs. The space characters <text:span text:style-name="T10">' '</text:span> (there are 10 in the above string) are actually characters within the string.</text:p>
      <text:p text:style-name="P4"/>
      <text:p text:style-name="P4">Note that although you can insert whitespaces, in general, good spacing of a program makes it easier to read. Therefore you must follow the style of spacing shown in my notes. In particular, I <text:span text:style-name="T13">don't</text:span> want to see mon<text:soft-page-break/>strous programs like this (although the program does work):</text:p>
      <text:p text:style-name="P4"/>
      <table:table table:name="Table33" table:style-name="Table33">
        <table:table-column table:style-name="Table33.A"/>
        <table:table-header-rows>
          <table:table-row>
            <table:table-cell table:style-name="Table33.A1" office:value-type="string">
              <text:p text:style-name="P10">#include &lt;iostream&gt;</text:p>
              <text:p text:style-name="P10"/>
              <text:p text:style-name="P10">int <text:s text:c="23"/>main(){std</text:p>
              <text:p text:style-name="P10">::</text:p>
              <text:p text:style-name="P10"><text:s text:c="20"/>cout&lt;&lt;</text:p>
              <text:p text:style-name="P10"/>
              <text:p text:style-name="P10">"Hello, world!\n"<text:span text:style-name="T15">; </text:span>return 0; }</text:p>
            </table:table-cell>
          </table:table-row>
        </table:table-header-rows>
      </table:table>
      <text:p text:style-name="P4">or this: </text:p>
      <text:p text:style-name="P4"/>
      <table:table table:name="Table19" table:style-name="Table19">
        <table:table-column table:style-name="Table19.A"/>
        <table:table-header-rows>
          <table:table-row>
            <table:table-cell table:style-name="Table19.A1" office:value-type="string">
              <text:p text:style-name="P10">#include &lt;iostream&gt;</text:p>
              <text:p text:style-name="P10">int main(){std::cout&lt;&lt;"Hello, world!\n"<text:span text:style-name="T15">;</text:span>return 0;}</text:p>
            </table:table-cell>
          </table:table-row>
        </table:table-header-rows>
      </table:table>
      <text:p text:style-name="P4"/>
      <text:p text:style-name="P4">And don't try to be cute this like ...</text:p>
      <table:table table:name="Table6" table:style-name="Table6">
        <table:table-column table:style-name="Table6.A"/>
        <table:table-header-rows>
          <table:table-row>
            <table:table-cell table:style-name="Table6.A1" office:value-type="string">
              <text:p text:style-name="P10">#include &lt;iostream&gt;</text:p>
              <text:p text:style-name="P10">int</text:p>
              <text:p text:style-name="P10"><text:s/>main</text:p>
              <text:p text:style-name="P10"><text:s text:c="2"/>()</text:p>
              <text:p text:style-name="P10"><text:s text:c="3"/>{</text:p>
              <text:p text:style-name="P10"><text:s text:c="4"/>std</text:p>
              <text:p text:style-name="P10"><text:s text:c="5"/>::</text:p>
              <text:p text:style-name="P10"><text:s text:c="6"/>cout</text:p>
              <text:p text:style-name="P10"><text:s text:c="7"/>&lt;&lt;</text:p>
              <text:p text:style-name="P10"><text:s text:c="8"/>"Hello, world!\n"<text:span text:style-name="T15">; </text:span></text:p>
              <text:p text:style-name="P10"><text:span text:style-name="T15"><text:s text:c="9"/></text:span>return 0; </text:p>
              <text:p text:style-name="P10"><text:s text:c="10"/>}</text:p>
            </table:table-cell>
          </table:table-row>
        </table:table-header-rows>
      </table:table>
      <text:p text:style-name="P4"/>
      <text:p text:style-name="P4">The above examples are excellent candidates for the F grade. The correct coding style produces this:</text:p>
      <table:table table:name="Table37" table:style-name="Table37">
        <table:table-column table:style-name="Table37.A"/>
        <table:table-header-rows>
          <table:table-row>
            <table:table-cell table:style-name="Table37.A1" office:value-type="string">
              <text:p text:style-name="P10">#include &lt;iostream&gt;</text:p>
              <text:p text:style-name="P10"/>
              <text:p text:style-name="P10">int main()</text:p>
              <text:p text:style-name="P10">{</text:p>
              <text:p text:style-name="P10"><text:s text:c="4"/>std::cout &lt;&lt; "Hello, world!\n";</text:p>
              <text:p text:style-name="P10"/>
              <text:p text:style-name="P10"><text:s text:c="4"/>return 0;</text:p>
              <text:p text:style-name="P10">}</text:p>
            </table:table-cell>
          </table:table-row>
        </table:table-header-rows>
      </table:table>
      <text:p text:style-name="P4"/>
      <text:p text:style-name="P4">The left trailing spaces of a statement is called the indentation of the statement:</text:p>
      <table:table table:name="Table48" table:style-name="Table48">
        <table:table-column table:style-name="Table48.A"/>
        <table:table-header-rows>
          <table:table-row>
            <table:table-cell table:style-name="Table48.A1" office:value-type="string">
              <text:p text:style-name="P10">#include &lt;iostream&gt;</text:p>
              <text:p text:style-name="P10"><draw:rect text:anchor-type="paragraph" draw:z-index="8" draw:name="Shape8" draw:style-name="gr2" draw:text-style-name="P34" svg:width="0.9689in" svg:height="0.5524in" svg:x="4.9673in" svg:y="0.0327in"><text:p text:style-name="P33"><text:span text:style-name="T4">Indentation</text:span></text:p></draw:rect></text:p>
              <text:p text:style-name="P10">int main()</text:p>
              <text:p text:style-name="P10">{</text:p>
              <text:p text:style-name="P10"><draw:line text:anchor-type="paragraph" draw:z-index="7" draw:name="Shape9" draw:style-name="gr3" draw:text-style-name="P33" svg:x1="0.0299in" svg:y1="0.1016in" svg:x2="0.3319in" svg:y2="0.1016in"><text:p/></draw:line><text:s text:c="4"/>std::cout &lt;&lt; "Hello, world!\n";</text:p>
              <text:p text:style-name="P10"/>
              <text:p text:style-name="P10"><text:s text:c="4"/>return 0;</text:p>
              <text:p text:style-name="P10">}</text:p>
            </table:table-cell>
          </table:table-row>
        </table:table-header-rows>
      </table:table>
      <text:p text:style-name="P4"/>
      <text:p text:style-name="P4">It's a common programming style to use 4 spaces for indentation. </text:p>
      <text:p text:style-name="P20">Special characters</text:p>
      <text:p text:style-name="P6"/>
      <text:p text:style-name="P4"/>
      <text:p text:style-name="P4">Hmmmm ... you don't see the <text:span text:style-name="T10">\n</text:span> printed out. In fact … what's it for???</text:p>
      <text:p text:style-name="P4"/>
      <text:p text:style-name="P4">Try this:</text:p>
      <table:table table:name="Table24" table:style-name="Table24">
        <table:table-column table:style-name="Table24.A"/>
        <table:table-header-rows>
          <table:table-row>
            <table:table-cell table:style-name="Table24.A1" office:value-type="string">
              <text:p text:style-name="P10">#include &lt;iostream&gt;</text:p>
              <text:p text:style-name="P10"/>
              <text:p text:style-name="P10">int main()</text:p>
              <text:p text:style-name="P10">{</text:p>
              <text:p text:style-name="P10"><text:s text:c="4"/>std::cout &lt;&lt; "Hello, <text:span text:style-name="T15">\n</text:span>world!\n";</text:p>
              <text:p text:style-name="P10"/>
              <text:p text:style-name="P10"><text:s text:c="4"/>return 0;</text:p>
              <text:p text:style-name="P10">}</text:p>
            </table:table-cell>
          </table:table-row>
        </table:table-header-rows>
      </table:table>
      <text:p text:style-name="P4"/>
      <text:p text:style-name="P4">And this</text:p>
      <table:table table:name="Table5" table:style-name="Table5">
        <table:table-column table:style-name="Table5.A"/>
        <table:table-header-rows>
          <table:table-row>
            <table:table-cell table:style-name="Table5.A1" office:value-type="string">
              <text:p text:style-name="P10">#include &lt;iostream&gt;</text:p>
              <text:p text:style-name="P10"/>
              <text:p text:style-name="P10">int main()</text:p>
              <text:p text:style-name="P10">{</text:p>
              <text:p text:style-name="P10"><text:s text:c="4"/>std::cout &lt;&lt; "Hel<text:span text:style-name="T15">\n</text:span>lo, \nworld!\n";</text:p>
              <text:p text:style-name="P10"/>
              <text:p text:style-name="P10"><text:s text:c="4"/>return 0;</text:p>
              <text:p text:style-name="P10">}</text:p>
            </table:table-cell>
          </table:table-row>
        </table:table-header-rows>
      </table:table>
      <text:p text:style-name="P4"/>
      <text:p text:style-name="P4">And finally this:</text:p>
      <table:table table:name="Table35" table:style-name="Table35">
        <table:table-column table:style-name="Table35.A"/>
        <table:table-header-rows>
          <table:table-row>
            <table:table-cell table:style-name="Table35.A1" office:value-type="string">
              <text:p text:style-name="P10">#include &lt;iostream&gt;</text:p>
              <text:p text:style-name="P10"/>
              <text:p text:style-name="P10">int main()</text:p>
              <text:p text:style-name="P10">{</text:p>
              <text:p text:style-name="P10"><text:s text:c="4"/>std::cout &lt;&lt; "Hello, world!";</text:p>
              <text:p text:style-name="P10"/>
              <text:p text:style-name="P10"><text:s text:c="4"/>return 0;</text:p>
              <text:p text:style-name="P10">}</text:p>
            </table:table-cell>
          </table:table-row>
        </table:table-header-rows>
      </table:table>
      <text:p text:style-name="P4"/>
      <text:p text:style-name="P7">So you can think of the print cursor as jumping to the next line whenever a <text:span text:style-name="T10">\n</text:span> is encountered. </text:p>
      <text:p text:style-name="P7"/>
      <text:p text:style-name="P7">As a matter of fact you cannot separate the <text:span text:style-name="T10">\</text:span> from the <text:span text:style-name="T10">n</text:span>. <text:span text:style-name="T10">\n</text:span> is consider <text:span text:style-name="T24">one</text:span> single character. So technically I should write <text:span text:style-name="T11">'\n'</text:span><text:span text:style-name="T16">. </text:span><text:span text:style-name="T11">'\n'</text:span><text:span text:style-name="T16"> is called the </text:span><text:span text:style-name="T15">newline character</text:span><text:span text:style-name="T16">.</text:span></text:p>
      <text:p text:style-name="P7"/>
      <text:p text:style-name="P7"/>
      <text:p text:style-name="P7"><text:span text:style-name="T15">Exercise.</text:span> Write a program that prints this:</text:p>
      <table:table table:name="Table34" table:style-name="Table34">
        <table:table-column table:style-name="Table34.A"/>
        <table:table-header-rows>
          <table:table-row>
            <table:table-cell table:style-name="Table34.A1" office:value-type="string">
              <text:p text:style-name="P10">^ ^</text:p>
              <text:p text:style-name="P10">0 0</text:p>
              <text:p text:style-name="P10"><text:s/>|</text:p>
              <text:p text:style-name="P10">---</text:p>
            </table:table-cell>
          </table:table-row>
        </table:table-header-rows>
      </table:table>
      <text:p text:style-name="P4"/>
      <text:p text:style-name="P4"/>
      <text:p text:style-name="P4">Try this:</text:p>
      <table:table table:name="Table30" table:style-name="Table30">
        <table:table-column table:style-name="Table30.A"/>
        <table:table-header-rows>
          <text:soft-page-break/>
          <table:table-row>
            <table:table-cell table:style-name="Table30.A1" office:value-type="string">
              <text:p text:style-name="P10">#include &lt;iostream&gt;</text:p>
              <text:p text:style-name="P10"/>
              <text:p text:style-name="P10">int main()</text:p>
              <text:p text:style-name="P10">{</text:p>
              <text:p text:style-name="P17"><text:s text:c="4"/>std::cout &lt;&lt; "1\t2\tbuckle my shoe\n3\t4\t...\n";</text:p>
              <text:p text:style-name="P17"/>
              <text:p text:style-name="P17"><text:s text:c="4"/>return 0;</text:p>
              <text:p text:style-name="P10">}</text:p>
            </table:table-cell>
          </table:table-row>
        </table:table-header-rows>
      </table:table>
      <text:p text:style-name="P4"/>
      <text:p text:style-name="Standard"><text:span text:style-name="T5">The </text:span><text:span text:style-name="T12">'\t'</text:span><text:span text:style-name="T5"> move the print cursor to the next tab position. </text:span><text:span text:style-name="T12">'\t'</text:span><text:span text:style-name="T5"> is also a character. It's called the </text:span><text:span text:style-name="T8">tab character</text:span><text:span text:style-name="T5">. </text:span><text:span text:style-name="T6">You should not use the tab character. There are better ways to use the tab character to create a tabulation of data.</text:span></text:p>
      <text:p text:style-name="P4"/>
      <text:p text:style-name="P4">Special characters like the above (the newline and the tab characters) are not printable and so we have to use some special notation to say “the newline character” or the “the tab character”. Computer scientists decided (long time ago) to use \ to indicate a special character. These are called <text:span text:style-name="T13">escape characters</text:span><text:span text:style-name="T14">.</text:span></text:p>
      <text:p text:style-name="P4"/>
      <text:p text:style-name="P4">Now recall that <text:span text:style-name="T10">"</text:span> is used to mark the beginning and end of a string. What if you want to print something like this:</text:p>
      <text:p text:style-name="P10"/>
      <text:p text:style-name="P10"><text:tab/>.....".....</text:p>
      <text:p text:style-name="P10"/>
      <text:p text:style-name="P4">Try this:</text:p>
      <table:table table:name="Table45" table:style-name="Table45">
        <table:table-column table:style-name="Table45.A"/>
        <table:table-header-rows>
          <table:table-row>
            <table:table-cell table:style-name="Table45.A1" office:value-type="string">
              <text:p text:style-name="P14">#include &lt;iostream&gt;</text:p>
              <text:p text:style-name="P14"/>
              <text:p text:style-name="P14">int main()</text:p>
              <text:p text:style-name="P14">{</text:p>
              <text:p text:style-name="P14"><text:s text:c="4"/>std::cout &lt;&lt; ".....".....";</text:p>
              <text:p text:style-name="P14"/>
              <text:p text:style-name="P14"><text:s text:c="4"/>return 0;</text:p>
              <text:p text:style-name="P14">}</text:p>
            </table:table-cell>
          </table:table-row>
        </table:table-header-rows>
      </table:table>
      <text:p text:style-name="P4">Doesn't work right? Do you see why?</text:p>
      <text:p text:style-name="P4"/>
      <text:p text:style-name="P4">Now try this:</text:p>
      <table:table table:name="Table36" table:style-name="Table36">
        <table:table-column table:style-name="Table36.A"/>
        <table:table-header-rows>
          <table:table-row>
            <table:table-cell table:style-name="Table36.A1" office:value-type="string">
              <text:p text:style-name="P14">#include &lt;iostream&gt;</text:p>
              <text:p text:style-name="P14"/>
              <text:p text:style-name="P14">int main()</text:p>
              <text:p text:style-name="P14">{</text:p>
              <text:p text:style-name="P14"><text:s text:c="4"/>std::cout &lt;&lt; "He shouted, \"42!\"\n";</text:p>
              <text:p text:style-name="P14"/>
              <text:p text:style-name="P14"><text:s text:c="4"/>return 0;</text:p>
              <text:p text:style-name="P14">}</text:p>
            </table:table-cell>
          </table:table-row>
        </table:table-header-rows>
      </table:table>
      <text:p text:style-name="P4"/>
      <text:p text:style-name="P4">So in a string, <text:span text:style-name="T18">\"</text:span><text:span text:style-name="T17"> will let you print </text:span><text:span text:style-name="T18">"</text:span><text:span text:style-name="T17">. </text:span></text:p>
      <text:p text:style-name="P15"/>
      <text:p text:style-name="P4"><text:span text:style-name="T19">'\"'</text:span><text:span text:style-name="T21"> is actually a character.</text:span><text:span text:style-name="T19"> </text:span><text:span text:style-name="T21">There are two </text:span><text:span text:style-name="T19">'\"'</text:span><text:span text:style-name="T21"> characters in the above string <text:s/></text:span><text:span text:style-name="T18">"He shouted, \"42!\"\n"</text:span><text:span text:style-name="T17">.</text:span></text:p>
      <text:p text:style-name="P4"/>
      <text:p text:style-name="P4"/>
      <text:p text:style-name="P4"><text:soft-page-break/><text:span text:style-name="T15">Exercise.</text:span> Write a program that prints this:</text:p>
      <table:table table:name="Table46" table:style-name="Table46">
        <table:table-column table:style-name="Table46.A"/>
        <table:table-row>
          <table:table-cell table:style-name="Table46.A1" office:value-type="string">
            <text:p text:style-name="P21">She said, <text:span text:style-name="T20">"</text:span>I would rather marry a pig.<text:span text:style-name="T20">"</text:span></text:p>
          </table:table-cell>
        </table:table-row>
      </table:table>
      <text:p text:style-name="P6"/>
      <text:p text:style-name="P4"><text:span text:style-name="T15">Exercise.</text:span> Write a program that prints this:</text:p>
      <table:table table:name="Table54" table:style-name="Table54">
        <table:table-column table:style-name="Table54.A"/>
        <table:table-row>
          <table:table-cell table:style-name="Table54.A1" office:value-type="string">
            <text:p text:style-name="P21">Here's a standard formula:</text:p>
            <text:p text:style-name="P21"/>
            <text:p text:style-name="P21"><text:s text:c="7"/>2 <text:s text:c="5"/>2 <text:s text:c="9"/>2</text:p>
            <text:p text:style-name="P21">(x + y) <text:s text:c="2"/>= <text:s/>x <text:s/>+ 2xy + y</text:p>
          </table:table-cell>
        </table:table-row>
      </table:table>
      <text:p text:style-name="P4">There are two <text:span text:style-name="T10">' '</text:span><text:span text:style-name="T4"> characters </text:span>on each side of the <text:span text:style-name="T10">'='</text:span><text:span text:style-name="T4"> character.</text:span></text:p>
      <text:p text:style-name="P4"/>
      <text:p text:style-name="P4"/>
      <text:p text:style-name="P4"><text:span text:style-name="T15">Exercise.</text:span> Write a program that prints this:</text:p>
      <table:table table:name="Table47" table:style-name="Table47">
        <table:table-column table:style-name="Table47.A"/>
        <table:table-row>
          <table:table-cell table:style-name="Table47.A1" office:value-type="string">
            <text:p text:style-name="P21"><text:s/>d <text:s/>3 <text:s text:c="4"/>2</text:p>
            <text:p text:style-name="P21">-- x <text:s/>= 3x</text:p>
            <text:p text:style-name="P21">dx</text:p>
          </table:table-cell>
        </table:table-row>
      </table:table>
      <text:p text:style-name="P4"/>
      <text:p text:style-name="P6"/>
      <text:p text:style-name="P4"><text:span text:style-name="T15">Exercise.</text:span> How would you print the character '. Let me tell you that</text:p>
      <table:table table:name="Table50" table:style-name="Table50">
        <table:table-column table:style-name="Table50.A"/>
        <table:table-row>
          <table:table-cell table:style-name="Table50.A1" office:value-type="string">
            <text:p text:style-name="P21">std::cout &lt;&lt; ''';</text:p>
          </table:table-cell>
        </table:table-row>
      </table:table>
      <text:p text:style-name="P4">won't work.</text:p>
      <text:p text:style-name="P4"/>
      <text:p text:style-name="P4"/>
      <text:p text:style-name="P6">Exercise.<text:span text:style-name="T16"> Write a program that print the backslash character, i.e. \.</text:span></text:p>
      <text:p text:style-name="P4"/>
      <text:p text:style-name="P4"/>
      <text:p text:style-name="P6">Exercise. <text:span text:style-name="T16">Write a program that prints this:</text:span></text:p>
      <table:table table:name="Table49" table:style-name="Table49">
        <table:table-column table:style-name="Table49.A"/>
        <table:table-row>
          <table:table-cell table:style-name="Table49.A1" office:value-type="string">
            <text:p text:style-name="P21">He said, <text:span text:style-name="T22">"I am!</text:span> I'm a pig! Really!<text:span text:style-name="T22">"</text:span></text:p>
          </table:table-cell>
        </table:table-row>
      </table:table>
      <text:p text:style-name="P4"/>
      <text:p text:style-name="P4"/>
      <text:p text:style-name="P6">Exercise. <text:span text:style-name="T16">Write a program that prints this:</text:span></text:p>
      <table:table table:name="Table55" table:style-name="Table55">
        <table:table-column table:style-name="Table55.A"/>
        <table:table-row>
          <table:table-cell table:style-name="Table55.A1" office:value-type="string">
            <text:p text:style-name="P21">Get the Gold!</text:p>
            <text:p text:style-name="P21">+-------------+</text:p>
            <text:p text:style-name="P21">| <text:s text:c="12"/>|</text:p>
            <text:p text:style-name="P21">| --------+ | | <text:s/></text:p>
            <text:p text:style-name="P21">| <text:s text:c="8"/>| | |</text:p>
            <text:p text:style-name="P21">| +---+ | | | |</text:p>
            <text:p text:style-name="P21">| |G <text:s/>| | | <text:s text:c="2"/>|</text:p>
            <text:p text:style-name="P21">| +-+ +-+ | | |</text:p>
            <text:p text:style-name="P21">| | | <text:s text:c="6"/>| |</text:p>
            <text:p text:style-name="P21">| | +-----+-+ |</text:p>
            <text:p text:style-name="P21">| <text:s text:c="14"/>&lt;---</text:p>
            <text:p text:style-name="P21">+-------------+</text:p>
          </table:table-cell>
        </table:table-row>
      </table:table>
      <text:p text:style-name="P4"/>
      <text:p text:style-name="P4"/>
      <text:p text:style-name="P6">Exercise. <text:span text:style-name="T16">Write a program that prints this:</text:span></text:p>
      <table:table table:name="Table56" table:style-name="Table56">
        <table:table-column table:style-name="Table56.A"/>
        <table:table-row>
          <table:table-cell table:style-name="Table56.A1" office:value-type="string">
            <text:p text:style-name="P21">#include &lt;iostream&gt;</text:p>
            <text:p text:style-name="P21"/>
            <text:p text:style-name="P21">int main()</text:p>
            <text:p text:style-name="P21">{</text:p>
            <text:p text:style-name="P21"><text:s text:c="4"/><text:span text:style-name="T16">std::cout &lt;&lt; "Hello, world!\n"</text:span><text:span text:style-name="T15">;</text:span></text:p>
            <text:p text:style-name="P10"/>
            <text:p text:style-name="P13"><text:span text:style-name="T16"><text:s text:c="4"/>return 0;</text:span><text:line-break/><text:soft-page-break/>}</text:p>
          </table:table-cell>
        </table:table-row>
      </table:table>
      <text:p text:style-name="P4"/>
      <text:p text:style-name="P4">The number of characters is a string is called length of the string. For instance the string </text:p>
      <text:p text:style-name="P4"/>
      <text:p text:style-name="P22"><text:tab/>"Hello, world!\n"</text:p>
      <text:p text:style-name="P22"/>
      <text:p text:style-name="P22"><text:span text:style-name="T4">has a length of 14 </text:span><text:span text:style-name="T9">and not 15.</text:span></text:p>
      <text:p text:style-name="P22"/>
      <text:p text:style-name="P22"/>
      <text:p text:style-name="P26">Exercise.</text:p>
      <text:p text:style-name="P4">What is the number of characters (i.e., the length) of the following strings?</text:p>
      <text:p text:style-name="P4">(a) <text:span text:style-name="T10">"columbia"</text:span></text:p>
      <text:p text:style-name="P4">(b) <text:span text:style-name="T10">""</text:span></text:p>
      <text:p text:style-name="P4">(c) <text:span text:style-name="T10">"columbia,mo"</text:span></text:p>
      <text:p text:style-name="P4">(d) <text:span text:style-name="T10">"columbia, mo"</text:span></text:p>
      <text:p text:style-name="P4">(e) <text:span text:style-name="T10">"ma ma mia!"</text:span></text:p>
      <text:p text:style-name="P4">(f) <text:span text:style-name="T10">"ma ma mia!\n"</text:span></text:p>
      <text:p text:style-name="P4">(g) <text:span text:style-name="T10">"ma\tma\tmia!\n\n"</text:span></text:p>
      <text:p text:style-name="P10"/>
      <text:p text:style-name="P10"/>
      <text:p text:style-name="P4">(You'll see much later that in every string, there's actually an extra secret character. This is however not included in the count of the length of the string. Don't worry about this for now. I will be coming back to this later.)</text:p>
      <text:p text:style-name="P20">Printing <text:span text:style-name="T31">m</text:span>ore than <text:span text:style-name="T31">o</text:span>ne <text:span text:style-name="T31">s</text:span>tring or <text:span text:style-name="T31">c</text:span>haracter</text:p>
      <text:p text:style-name="P4"/>
      <text:p text:style-name="P4">Try this</text:p>
      <table:table table:name="Table1" table:style-name="Table1">
        <table:table-column table:style-name="Table1.A"/>
        <table:table-header-rows>
          <table:table-row>
            <table:table-cell table:style-name="Table1.A1" office:value-type="string">
              <text:p text:style-name="P16">#include &lt;iostream&gt;</text:p>
              <text:p text:style-name="P16"/>
              <text:p text:style-name="P16">int main()</text:p>
              <text:p text:style-name="P16">{</text:p>
              <text:p text:style-name="P16"><text:s text:c="4"/>std::cout &lt;&lt; "Hello, " &lt;&lt; "world!\n";</text:p>
              <text:p text:style-name="P16"/>
              <text:p text:style-name="P16"><text:s text:c="4"/>return 0;</text:p>
              <text:p text:style-name="P16">}</text:p>
            </table:table-cell>
          </table:table-row>
        </table:table-header-rows>
      </table:table>
      <text:p text:style-name="P4"/>
      <text:p text:style-name="P4">And this:</text:p>
      <table:table table:name="Table9" table:style-name="Table9">
        <table:table-column table:style-name="Table9.A"/>
        <table:table-header-rows>
          <table:table-row>
            <table:table-cell table:style-name="Table9.A1" office:value-type="string">
              <text:p text:style-name="P16">#include &lt;iostream&gt;</text:p>
              <text:p text:style-name="P16"/>
              <text:p text:style-name="P16">int main()</text:p>
              <text:p text:style-name="P16">{</text:p>
              <text:p text:style-name="P16"><text:tab/>std::cout &lt;&lt; "Hello, " &lt;&lt; "world!\n"</text:p>
              <text:p text:style-name="P16"><text:s text:c="16"/>&lt;&lt; "Spam, \n";</text:p>
              <text:p text:style-name="P16"/>
              <text:p text:style-name="P16"><text:tab/>return 0;</text:p>
              <text:p text:style-name="P16">}</text:p>
            </table:table-cell>
          </table:table-row>
        </table:table-header-rows>
      </table:table>
      <text:p text:style-name="P4"/>
      <text:p text:style-name="P4">And this:</text:p>
      <table:table table:name="Table10" table:style-name="Table10">
        <table:table-column table:style-name="Table10.A"/>
        <table:table-header-rows>
          <table:table-row>
            <table:table-cell table:style-name="Table10.A1" office:value-type="string">
              <text:p text:style-name="P16">#include &lt;iostream&gt;</text:p>
              <text:p text:style-name="P16"/>
              <text:p text:style-name="P16">int main()</text:p>
              <text:p text:style-name="P16">{</text:p>
              <text:p text:style-name="P16"><text:tab/>std::cout &lt;&lt; "Hello, " &lt;&lt; "world!\n"</text:p>
              <text:p text:style-name="P16"><text:s text:c="16"/>&lt;&lt; "Ham, " &lt;&lt; "eggs! \n";</text:p>
              <text:p text:style-name="P16"/>
              <text:p text:style-name="P16"><text:tab/>return 0;</text:p>
              <text:p text:style-name="P16">}</text:p>
            </table:table-cell>
          </table:table-row>
        </table:table-header-rows>
      </table:table>
      <text:p text:style-name="P4"/>
      <text:p text:style-name="P4">And this:</text:p>
      <table:table table:name="Table59" table:style-name="Table59">
        <table:table-column table:style-name="Table59.A"/>
        <table:table-header-rows>
          <table:table-row>
            <table:table-cell table:style-name="Table59.A1" office:value-type="string">
              <text:p text:style-name="P16">#include &lt;iostream&gt;</text:p>
              <text:p text:style-name="P16"/>
              <text:p text:style-name="P16">int main()</text:p>
              <text:p text:style-name="P16">{</text:p>
              <text:p text:style-name="P16"><text:tab/>std::cout &lt;&lt; "Hello, " &lt;&lt; "world!\n"</text:p>
              <text:p text:style-name="P16"><text:s text:c="16"/>&lt;&lt; "Ham, " &lt;&lt; "e" &lt;&lt; "ggs! \n";</text:p>
              <text:p text:style-name="P16"/>
              <text:p text:style-name="P16"><text:tab/>return 0;</text:p>
              <text:p text:style-name="P16">}</text:p>
            </table:table-cell>
          </table:table-row>
        </table:table-header-rows>
      </table:table>
      <text:p text:style-name="P4"/>
      <text:p text:style-name="P4">By the way you should try this:</text:p>
      <table:table table:name="Table17" table:style-name="Table17">
        <table:table-column table:style-name="Table17.A"/>
        <table:table-header-rows>
          <text:soft-page-break/>
          <table:table-row>
            <table:table-cell table:style-name="Table17.A1" office:value-type="string">
              <text:p text:style-name="P10">#include &lt;iostream&gt;</text:p>
              <text:p text:style-name="P10"/>
              <text:p text:style-name="P10">int main()</text:p>
              <text:p text:style-name="P10">{</text:p>
              <text:p text:style-name="P10"><text:s text:c="4"/>std::cout &lt;&lt; "a" &lt;&lt; "" &lt;&lt; "b";</text:p>
              <text:p text:style-name="P10"/>
              <text:p text:style-name="P10"><text:s text:c="4"/>return 0;</text:p>
              <text:p text:style-name="P10">}</text:p>
            </table:table-cell>
          </table:table-row>
        </table:table-header-rows>
      </table:table>
      <text:p text:style-name="P4"/>
      <text:p text:style-name="P10">""<text:span text:style-name="T4"> is an </text:span><text:span text:style-name="T7">empty string</text:span><text:span text:style-name="T4"> (also called a </text:span><text:span text:style-name="T7">null string</text:span><text:span text:style-name="T4">): it's a string with no characters.</text:span></text:p>
      <text:p text:style-name="P4"/>
      <text:p text:style-name="P4"/>
      <text:p text:style-name="P4"><text:span text:style-name="T15">Exercise.</text:span> The output of the following program:</text:p>
      <table:table table:name="Table29" table:style-name="Table29">
        <table:table-column table:style-name="Table29.A"/>
        <table:table-header-rows>
          <table:table-row>
            <table:table-cell table:style-name="Table29.A1" office:value-type="string">
              <text:p text:style-name="P16">#include &lt;iostream&gt;</text:p>
              <text:p text:style-name="P16"/>
              <text:p text:style-name="P16">int main()</text:p>
              <text:p text:style-name="P16">{</text:p>
              <text:p text:style-name="P16"><text:s text:c="4"/>std::cout &lt;&lt; "ham", "and", "eggs"</text:p>
              <text:p text:style-name="P16"><text:s text:c="14"/>&lt;&lt; "\n";</text:p>
              <text:p text:style-name="P16"><text:s text:c="6"/></text:p>
              <text:p text:style-name="P16"><text:s text:c="4"/>return 0;</text:p>
              <text:p text:style-name="P16">}</text:p>
            </table:table-cell>
          </table:table-row>
        </table:table-header-rows>
      </table:table>
      <text:p text:style-name="P4">is</text:p>
      <table:table table:name="Table70" table:style-name="Table70">
        <table:table-column table:style-name="Table70.A"/>
        <table:table-header-rows>
          <table:table-row>
            <table:table-cell table:style-name="Table70.A1" office:value-type="string">
              <text:p text:style-name="P16">ham and eggs</text:p>
            </table:table-cell>
          </table:table-row>
        </table:table-header-rows>
      </table:table>
      <text:p text:style-name="P4">True or false? (Verify with your C++ compiler.)</text:p>
      <text:p text:style-name="P4"/>
      <text:p text:style-name="P4"/>
      <text:p text:style-name="P4"><text:span text:style-name="T15">Exercise.</text:span> The output of the following program:</text:p>
      <table:table table:name="Table51" table:style-name="Table51">
        <table:table-column table:style-name="Table51.A"/>
        <table:table-header-rows>
          <table:table-row>
            <table:table-cell table:style-name="Table51.A1" office:value-type="string">
              <text:p text:style-name="P16">#include &lt;iostream&gt;</text:p>
              <text:p text:style-name="P16"/>
              <text:p text:style-name="P16">int main()</text:p>
              <text:p text:style-name="P16">{</text:p>
              <text:p text:style-name="P16"><text:s text:c="4"/>std::cout &lt;&lt; "ham" &lt;&lt; "and" &lt;&lt; "eggs"</text:p>
              <text:p text:style-name="P16"><text:s text:c="14"/>&lt;&lt; "\n";</text:p>
              <text:p text:style-name="P16"><text:s text:c="6"/></text:p>
              <text:p text:style-name="P16"><text:s text:c="4"/>return 0;</text:p>
              <text:p text:style-name="P16">}</text:p>
            </table:table-cell>
          </table:table-row>
        </table:table-header-rows>
      </table:table>
      <text:p text:style-name="P4">is</text:p>
      <table:table table:name="Table52" table:style-name="Table52">
        <table:table-column table:style-name="Table52.A"/>
        <table:table-header-rows>
          <table:table-row>
            <table:table-cell table:style-name="Table52.A1" office:value-type="string">
              <text:p text:style-name="P16">ham and eggs</text:p>
            </table:table-cell>
          </table:table-row>
        </table:table-header-rows>
      </table:table>
      <text:p text:style-name="P4">True or false? (Verify with your C++ compiler.)</text:p>
      <text:p text:style-name="P4"/>
      <text:p text:style-name="P4"/>
      <text:p text:style-name="P4">Of course you can also print multiple characters. Try this:</text:p>
      <text:p text:style-name="P4"/>
      <table:table table:name="Table60" table:style-name="Table60">
        <table:table-column table:style-name="Table60.A"/>
        <table:table-header-rows>
          <text:soft-page-break/>
          <table:table-row>
            <table:table-cell table:style-name="Table60.A1" office:value-type="string">
              <text:p text:style-name="P16">#include &lt;iostream&gt;</text:p>
              <text:p text:style-name="P16"/>
              <text:p text:style-name="P16">int main()</text:p>
              <text:p text:style-name="P16">{</text:p>
              <text:p text:style-name="P16"><text:s text:c="4"/>std::cout &lt;&lt; 'H' &lt;&lt; 'a' &lt;&lt; 'm' &lt;&lt; '\n';</text:p>
              <text:p text:style-name="P16"><text:s text:c="9"/></text:p>
              <text:p text:style-name="P16"><text:s text:c="4"/>return 0;</text:p>
              <text:p text:style-name="P16">}</text:p>
            </table:table-cell>
          </table:table-row>
        </table:table-header-rows>
      </table:table>
      <text:p text:style-name="P4"/>
      <text:p text:style-name="P4">Here's a tiring hello world program:</text:p>
      <table:table table:name="Table53" table:style-name="Table53">
        <table:table-column table:style-name="Table53.A"/>
        <table:table-header-rows>
          <table:table-row>
            <table:table-cell table:style-name="Table53.A1" office:value-type="string">
              <text:p text:style-name="P16">#include &lt;iostream&gt;</text:p>
              <text:p text:style-name="P16"/>
              <text:p text:style-name="P16">int main()</text:p>
              <text:p text:style-name="P16">{</text:p>
              <text:p text:style-name="P16"><text:s text:c="4"/>std::cout &lt;&lt; 'H' &lt;&lt; 'e' &lt;&lt; 'l' &lt;&lt; 'l' &lt;&lt; 'o'</text:p>
              <text:p text:style-name="P16"><text:s text:c="14"/>&lt;&lt; ',' &lt;&lt; ' ' </text:p>
              <text:p text:style-name="P16"><text:s text:c="14"/>&lt;&lt; 'w' &lt;&lt; 'o' &lt;&lt; 'r' &lt;&lt; 'l' &lt;&lt; 'd' </text:p>
              <text:p text:style-name="P16"><text:s text:c="14"/>&lt;&lt; '!' </text:p>
              <text:p text:style-name="P16"><text:s text:c="14"/>&lt;&lt; '\n';</text:p>
              <text:p text:style-name="P16"><text:s text:c="9"/></text:p>
              <text:p text:style-name="P16"><text:s text:c="4"/>return 0;</text:p>
              <text:p text:style-name="P16">}</text:p>
            </table:table-cell>
          </table:table-row>
        </table:table-header-rows>
      </table:table>
      <text:p text:style-name="P4"/>
      <text:p text:style-name="P4">You can also mix printing strings and characters in a single statement:</text:p>
      <table:table table:name="Table64" table:style-name="Table64">
        <table:table-column table:style-name="Table64.A"/>
        <table:table-header-rows>
          <table:table-row>
            <table:table-cell table:style-name="Table64.A1" office:value-type="string">
              <text:p text:style-name="P16">#include &lt;iostream&gt;</text:p>
              <text:p text:style-name="P16"/>
              <text:p text:style-name="P16">int main()</text:p>
              <text:p text:style-name="P16">{</text:p>
              <text:p text:style-name="P16"><text:s text:c="4"/>std::cout &lt;&lt; "Hel" &lt;&lt; 'l' &lt;&lt; "o, " </text:p>
              <text:p text:style-name="P16"><text:s text:c="14"/>&lt;&lt; 'w' &lt;&lt; "orld!\n';</text:p>
              <text:p text:style-name="P16"><text:s text:c="9"/></text:p>
              <text:p text:style-name="P16"><text:s text:c="4"/>return 0;</text:p>
              <text:p text:style-name="P16">}</text:p>
            </table:table-cell>
          </table:table-row>
        </table:table-header-rows>
      </table:table>
      <text:p text:style-name="P4"/>
      <text:p text:style-name="P20">Another <text:span text:style-name="T32">w</text:span>ay to <text:span text:style-name="T32">g</text:span>o to the <text:span text:style-name="T32">n</text:span>ext <text:span text:style-name="T32">l</text:span>ine</text:p>
      <text:p text:style-name="P3"/>
      <text:p text:style-name="P4">Let's go back to our hello world program:</text:p>
      <table:table table:name="Table11" table:style-name="Table11">
        <table:table-column table:style-name="Table11.A"/>
        <table:table-header-rows>
          <table:table-row>
            <table:table-cell table:style-name="Table11.A1" office:value-type="string">
              <text:p text:style-name="P10">#include &lt;iostream&gt;</text:p>
              <text:p text:style-name="P10"/>
              <text:p text:style-name="P10">int main()</text:p>
              <text:p text:style-name="P10">{</text:p>
              <text:p text:style-name="P10"><text:s text:c="4"/>std::cout &lt;&lt; "Hello, world!\n";</text:p>
              <text:p text:style-name="P10"/>
              <text:p text:style-name="P10"><text:s text:c="4"/>return 0;</text:p>
              <text:p text:style-name="P10">}</text:p>
            </table:table-cell>
          </table:table-row>
        </table:table-header-rows>
      </table:table>
      <text:p text:style-name="P4">Run yours and make sure there are no errors.</text:p>
      <text:p text:style-name="P4"/>
      <text:p text:style-name="P4">First let's make a separate string out of the newline character:</text:p>
      <table:table table:name="Table12" table:style-name="Table12">
        <table:table-column table:style-name="Table12.A"/>
        <table:table-header-rows>
          <table:table-row>
            <table:table-cell table:style-name="Table12.A1" office:value-type="string">
              <text:p text:style-name="P10">#include &lt;iostream&gt;</text:p>
              <text:p text:style-name="P10"/>
              <text:p text:style-name="P10">int main()</text:p>
              <text:p text:style-name="P10">{</text:p>
              <text:p text:style-name="P10"><text:s text:c="4"/>std::cout &lt;&lt; "Hello, world!" &lt;&lt; "\n";</text:p>
              <text:p text:style-name="P10"/>
              <text:p text:style-name="P10"><text:s text:c="4"/>return 0;</text:p>
              <text:p text:style-name="P10">}</text:p>
            </table:table-cell>
          </table:table-row>
        </table:table-header-rows>
      </table:table>
      <text:p text:style-name="P4">Run it and make sure the effect is still the same.</text:p>
      <text:p text:style-name="P4"/>
      <text:p text:style-name="P4">Now do this:</text:p>
      <table:table table:name="Table13" table:style-name="Table13">
        <table:table-column table:style-name="Table13.A"/>
        <table:table-header-rows>
          <table:table-row>
            <table:table-cell table:style-name="Table13.A1" office:value-type="string">
              <text:p text:style-name="P10">#include &lt;iostream&gt;</text:p>
              <text:p text:style-name="P10"/>
              <text:p text:style-name="P10">int main()</text:p>
              <text:p text:style-name="P10">{</text:p>
              <text:p text:style-name="P10"><text:s text:c="4"/>std::cout &lt;&lt; "Hello, world!" &lt;&lt; <text:span text:style-name="T15">std::endl</text:span>;</text:p>
              <text:p text:style-name="P10"/>
              <text:p text:style-name="P10"><text:s text:c="4"/>return 0;</text:p>
              <text:p text:style-name="P10">}</text:p>
            </table:table-cell>
          </table:table-row>
        </table:table-header-rows>
      </table:table>
      <text:p text:style-name="P4">Run it.</text:p>
      <text:p text:style-name="P4"><draw:frame text:anchor-type="paragraph" draw:z-index="6" draw:name="Shape10" draw:style-name="gr4" draw:text-style-name="P35" svg:width="1.6669in" svg:height="0.5106in" svg:x="5.2035in" svg:y="0.0626in"><draw:text-box><text:p><text:span text:style-name="T4"><text:s/></text:span><text:span text:style-name="T10">std::endl</text:span><text:span text:style-name="T4"> forces <text:s/></text:span></text:p><text:p><text:span text:style-name="T4"><text:s/></text:span><text:span text:style-name="T4">a newline</text:span></text:p></draw:text-box></draw:frame></text:p>
      <text:p text:style-name="P4">The <text:span text:style-name="T10">std::endl</text:span> acts like a newline character. It's actually more than that. We'll talk about this when we talk about files. Anyway for the time being just remember that <text:span text:style-name="T10">std::endl</text:span> forces a newline when you print it.</text:p>
      <text:p text:style-name="P4"/>
      <text:p text:style-name="P4"/>
      <text:p text:style-name="P4"><text:span text:style-name="T15">Exercise.</text:span> Read this program and, without running it, write down the output in the grid provided below. Once you're done writing down the output, run the program and verify that you output from reading the program matches the output you get when running the program.</text:p>
      <table:table table:name="Table62" table:style-name="Table62">
        <table:table-column table:style-name="Table62.A"/>
        <table:table-row>
          <table:table-cell table:style-name="Table62.A1" office:value-type="string">
            <text:p text:style-name="P10">#include &lt;iostream&gt;</text:p>
            <text:p text:style-name="P10"/>
            <text:p text:style-name="P10">int main()</text:p>
            <text:p text:style-name="P10">{</text:p>
            <text:p text:style-name="P10"><text:s text:c="4"/>std::cout &lt;&lt; "Lives: 3" &lt;&lt; std::endl</text:p>
            <text:p text:style-name="P10"><text:s text:c="14"/>&lt;&lt; "Energy: 15000" &lt;&lt; std::endl</text:p>
            <text:p text:style-name="P10"><text:s text:c="14"/>&lt;&lt; "Score: 0" &lt;&lt; std::endl;</text:p>
            <text:p text:style-name="P10"/>
            <text:p text:style-name="P10"><text:soft-page-break/><text:s text:c="4"/>return 0;</text:p>
            <text:p text:style-name="P10">}</text:p>
          </table:table-cell>
        </table:table-row>
      </table:table>
      <text:p text:style-name="P4"/>
      <text:p text:style-name="P4">Output (one per character):</text:p>
      <table:table table:name="Table61" table:style-name="Table61">
        <table:table-column table:style-name="Table61.A" table:number-columns-repeated="19"/>
        <table:table-column table:style-name="Table61.T"/>
        <table:table-row>
          <table:table-cell table:style-name="Table61.A1" office:value-type="string">
            <text:p text:style-name="P25"/>
          </table:table-cell>
          <table:table-cell table:style-name="Table61.A1" office:value-type="string">
            <text:p text:style-name="P25"/>
          </table:table-cell>
          <table:table-cell table:style-name="Table61.A1" office:value-type="string">
            <text:p text:style-name="P25"/>
          </table:table-cell>
          <table:table-cell table:style-name="Table61.A1" office:value-type="string">
            <text:p text:style-name="P25"/>
          </table:table-cell>
          <table:table-cell table:style-name="Table61.A1" office:value-type="string">
            <text:p text:style-name="P25"/>
          </table:table-cell>
          <table:table-cell table:style-name="Table61.A1" office:value-type="string">
            <text:p text:style-name="P25"/>
          </table:table-cell>
          <table:table-cell table:style-name="Table61.A1" office:value-type="string">
            <text:p text:style-name="P25"/>
          </table:table-cell>
          <table:table-cell table:style-name="Table61.A1" office:value-type="string">
            <text:p text:style-name="P25"/>
          </table:table-cell>
          <table:table-cell table:style-name="Table61.A1" office:value-type="string">
            <text:p text:style-name="P25"/>
          </table:table-cell>
          <table:table-cell table:style-name="Table61.A1" office:value-type="string">
            <text:p text:style-name="P25"/>
          </table:table-cell>
          <table:table-cell table:style-name="Table61.A1" office:value-type="string">
            <text:p text:style-name="P25"/>
          </table:table-cell>
          <table:table-cell table:style-name="Table61.A1" office:value-type="string">
            <text:p text:style-name="P25"/>
          </table:table-cell>
          <table:table-cell table:style-name="Table61.A1" office:value-type="string">
            <text:p text:style-name="P25"/>
          </table:table-cell>
          <table:table-cell table:style-name="Table61.A1" office:value-type="string">
            <text:p text:style-name="P25"/>
          </table:table-cell>
          <table:table-cell table:style-name="Table61.A1" office:value-type="string">
            <text:p text:style-name="P25"/>
          </table:table-cell>
          <table:table-cell table:style-name="Table61.A1" office:value-type="string">
            <text:p text:style-name="P25"/>
          </table:table-cell>
          <table:table-cell table:style-name="Table61.A1" office:value-type="string">
            <text:p text:style-name="P25"/>
          </table:table-cell>
          <table:table-cell table:style-name="Table61.A1" office:value-type="string">
            <text:p text:style-name="P25"/>
          </table:table-cell>
          <table:table-cell table:style-name="Table61.A1" office:value-type="string">
            <text:p text:style-name="P25"/>
          </table:table-cell>
          <table:table-cell table:style-name="Table61.T1" office:value-type="string">
            <text:p text:style-name="P25"/>
          </table:table-cell>
        </table:table-row>
        <table:table-row>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T2" office:value-type="string">
            <text:p text:style-name="P25"/>
          </table:table-cell>
        </table:table-row>
        <table:table-row>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T2" office:value-type="string">
            <text:p text:style-name="P25"/>
          </table:table-cell>
        </table:table-row>
        <table:table-row>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T2" office:value-type="string">
            <text:p text:style-name="P25"/>
          </table:table-cell>
        </table:table-row>
        <table:table-row>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A2" office:value-type="string">
            <text:p text:style-name="P25"/>
          </table:table-cell>
          <table:table-cell table:style-name="Table61.T2" office:value-type="string">
            <text:p text:style-name="P25"/>
          </table:table-cell>
        </table:table-row>
      </table:table>
      <text:p text:style-name="P4"/>
      <text:p text:style-name="P20">Multiple <text:span text:style-name="T32">s</text:span>tatements</text:p>
      <text:p text:style-name="Standard"/>
      <text:p text:style-name="P6">Exercise. <text:span text:style-name="T16">Run this program</text:span></text:p>
      <table:table table:name="Table8" table:style-name="Table8">
        <table:table-column table:style-name="Table8.A"/>
        <table:table-header-rows>
          <table:table-row>
            <table:table-cell table:style-name="Table8.A1" office:value-type="string">
              <text:p text:style-name="P10">#include &lt;iostream&gt;</text:p>
              <text:p text:style-name="P10"/>
              <text:p text:style-name="P10">int main()</text:p>
              <text:p text:style-name="P10">{</text:p>
              <text:p text:style-name="P10"><text:s text:c="4"/>std::cout &lt;&lt; "1!\n";</text:p>
              <text:p text:style-name="P10"><text:span text:style-name="T15"><text:s text:c="4"/></text:span>std::cout &lt;&lt; "2!\n";</text:p>
              <text:p text:style-name="P10"/>
              <text:p text:style-name="P10"><text:s text:c="4"/>return 0;</text:p>
              <text:p text:style-name="P10">}</text:p>
            </table:table-cell>
          </table:table-row>
        </table:table-header-rows>
      </table:table>
      <text:p text:style-name="P4"/>
      <text:p text:style-name="P4">This tells you that you can have <text:span text:style-name="T13">more than one statement</text:span> in your program. (Actually the <text:span text:style-name="T10">return 0;</text:span> is also a statement, but we'll ignore that for now.)</text:p>
      <text:p text:style-name="P4"/>
      <text:p text:style-name="P4">Furthermore C++ executes from <text:span text:style-name="T13">top to bottom</text:span> (at least right now!)</text:p>
      <text:p text:style-name="P4"/>
      <text:p text:style-name="P4"/>
      <text:p text:style-name="P4"><text:span text:style-name="T15">Exercise.</text:span> The following program has three print statements: </text:p>
      <table:table table:name="Table18" table:style-name="Table18">
        <table:table-column table:style-name="Table18.A"/>
        <table:table-header-rows>
          <table:table-row>
            <table:table-cell table:style-name="Table18.A1" office:value-type="string">
              <text:p text:style-name="P21">#include &lt;iostream&gt;</text:p>
              <text:p text:style-name="P21"/>
              <text:p text:style-name="P21">int main()</text:p>
              <text:p text:style-name="P21">{</text:p>
              <text:p text:style-name="P24"><text:s text:c="4"/>std::cout &lt;&lt; "Hello World! ";</text:p>
              <text:p text:style-name="P27"><text:s text:c="4"/>std::cout &lt;&lt; "I’m the queen of England. ";</text:p>
              <text:p text:style-name="P27"><text:s text:c="4"/>std::cout &lt;&lt; "I have 3 arms.";</text:p>
              <text:p text:style-name="P21"/>
              <text:p text:style-name="P21"><text:s text:c="4"/>return 0;<text:line-break/>}</text:p>
            </table:table-cell>
          </table:table-row>
        </table:table-header-rows>
      </table:table>
      <text:p text:style-name="P4">Run it. Rewrite it so that it has only one print statement. </text:p>
      <text:p text:style-name="P4"/>
      <text:p text:style-name="P4"/>
      <text:p text:style-name="P4"><text:span text:style-name="T15">Exercise.</text:span> <text:span text:style-name="T26">True or False?</text:span> The output of this program (when you run it of course)</text:p>
      <table:table table:name="Table16" table:style-name="Table16">
        <table:table-column table:style-name="Table16.A"/>
        <table:table-header-rows>
          <table:table-row>
            <table:table-cell table:style-name="Table16.A1" office:value-type="string">
              <text:p text:style-name="P21">#include &lt;iostream&gt;</text:p>
              <text:p text:style-name="P21"/>
              <text:p text:style-name="P21">int main()</text:p>
              <text:p text:style-name="P21">{</text:p>
              <text:p text:style-name="P24"><text:s text:c="4"/>std::cout &lt;&lt; "this is the last line\n";</text:p>
              <text:p text:style-name="P27"><text:s text:c="4"/>std::cout &lt;&lt; "this is the second line\n";</text:p>
              <text:p text:style-name="P27"><text:s text:c="4"/>std::cout &lt;&lt; "this is the first line\n";</text:p>
              <text:p text:style-name="P21"/>
              <text:p text:style-name="P21"><text:s text:c="4"/>return 0;<text:line-break/>}</text:p>
            </table:table-cell>
          </table:table-row>
        </table:table-header-rows>
      </table:table>
      <text:p text:style-name="P4">is</text:p>
      <text:p text:style-name="P4"/>
      <table:table table:name="Table63" table:style-name="Table63">
        <table:table-column table:style-name="Table63.A"/>
        <table:table-header-rows>
          <text:soft-page-break/>
          <table:table-row>
            <table:table-cell table:style-name="Table63.A1" office:value-type="string">
              <text:p text:style-name="P21">this is the first line</text:p>
              <text:p text:style-name="P21">this is the second line</text:p>
              <text:p text:style-name="P21">this is the last line</text:p>
            </table:table-cell>
          </table:table-row>
        </table:table-header-rows>
      </table:table>
      <text:p text:style-name="P18"/>
      <text:p text:style-name="P4"/>
      <text:p text:style-name="P4"><text:span text:style-name="T15">Exercise.</text:span> Continuing with the previous program, rewrite it so that each sentence is printed on a separate line; use only one statement.</text:p>
      <text:p text:style-name="P6"/>
      <text:p text:style-name="P20">The <text:span text:style-name="T10">using namespace std</text:span> business</text:p>
      <text:p text:style-name="P6"/>
      <text:p text:style-name="P4">Instead of our hello world program:</text:p>
      <text:p text:style-name="P6"/>
      <table:table table:name="Table57" table:style-name="Table57">
        <table:table-column table:style-name="Table57.A"/>
        <table:table-header-rows>
          <table:table-row>
            <table:table-cell table:style-name="Table57.A1" office:value-type="string">
              <text:p text:style-name="P10">#include &lt;iostream&gt;</text:p>
              <text:p text:style-name="P10"/>
              <text:p text:style-name="P10">int main()</text:p>
              <text:p text:style-name="P10">{</text:p>
              <text:p text:style-name="P10"><text:s text:c="4"/>std::cout &lt;&lt; "Hello, world!\n";</text:p>
              <text:p text:style-name="P10"/>
              <text:p text:style-name="P10"><text:s text:c="4"/>return 0;</text:p>
              <text:p text:style-name="P10">}</text:p>
            </table:table-cell>
          </table:table-row>
        </table:table-header-rows>
      </table:table>
      <text:p text:style-name="P4"/>
      <text:p text:style-name="P9">in many books you will see this:</text:p>
      <text:p text:style-name="P6"/>
      <table:table table:name="Table58" table:style-name="Table58">
        <table:table-column table:style-name="Table58.A"/>
        <table:table-header-rows>
          <table:table-row>
            <table:table-cell table:style-name="Table58.A1" office:value-type="string">
              <text:p text:style-name="P10">#include &lt;iostream&gt;</text:p>
              <text:p text:style-name="P11">using namespace std;</text:p>
              <text:p text:style-name="P10"/>
              <text:p text:style-name="P10">int main()</text:p>
              <text:p text:style-name="P10">{</text:p>
              <text:p text:style-name="P10"><text:s text:c="4"/><text:span text:style-name="T15">cout</text:span> &lt;&lt; "Hello, world!\n";</text:p>
              <text:p text:style-name="P10"/>
              <text:p text:style-name="P10"><text:s text:c="4"/>return 0;</text:p>
              <text:p text:style-name="P10">}</text:p>
            </table:table-cell>
          </table:table-row>
        </table:table-header-rows>
      </table:table>
      <text:p text:style-name="P6"/>
      <text:p text:style-name="P4">All the </text:p>
      <text:p text:style-name="P4"/>
      <text:p text:style-name="P4"><text:tab/><text:span text:style-name="T10">using namespace std;</text:span></text:p>
      <text:p text:style-name="P4"/>
      <text:p text:style-name="P4">does is that after it, instead of</text:p>
      <text:p text:style-name="P4"/>
      <text:p text:style-name="P4"><text:tab/><text:span text:style-name="T10">std::cout</text:span></text:p>
      <text:p text:style-name="P4"/>
      <text:p text:style-name="P4">you can write</text:p>
      <text:p text:style-name="P4"/>
      <text:p text:style-name="P4"><text:tab/><text:span text:style-name="T10">cout</text:span></text:p>
      <text:p text:style-name="P4"/>
      <text:p text:style-name="P4">i.e. without the </text:p>
      <text:p text:style-name="P4"/>
      <text:p text:style-name="P4"><text:tab/><text:span text:style-name="T10">std::</text:span></text:p>
      <text:p text:style-name="P4"/>
      <text:p text:style-name="P4">That's all. I'll talk about “namespaces” later (actually much much much later … in CISS245). So don't worry too much about it. </text:p>
      <text:p text:style-name="P4"/>
      <text:p text:style-name="P4"/>
      <text:p text:style-name="P6">Exercise. <text:span text:style-name="T16">Does the following program work?</text:span></text:p>
      <table:table table:name="Table65" table:style-name="Table65">
        <table:table-column table:style-name="Table65.A"/>
        <table:table-row>
          <table:table-cell table:style-name="Table65.A1" office:value-type="string">
            <text:p text:style-name="P10">#include &lt;iostream&gt;</text:p>
            <text:p text:style-name="P10">using namespace std;</text:p>
            <text:p text:style-name="P10"/>
            <text:p text:style-name="P10">int main()</text:p>
            <text:p text:style-name="P10">{</text:p>
            <text:p text:style-name="P10"><text:s text:c="4"/>cout &lt;&lt; "Hello, world!" &lt;&lt; endl;</text:p>
            <text:p text:style-name="P10"/>
            <text:p text:style-name="P10"><text:soft-page-break/><text:s text:c="4"/>return 0;</text:p>
            <text:p text:style-name="P10">}</text:p>
          </table:table-cell>
        </table:table-row>
      </table:table>
      <text:p text:style-name="P6"/>
      <text:p text:style-name="P6"/>
      <text:p text:style-name="P5">So not only can you replace <text:span text:style-name="T10">std::cout</text:span> with <text:span text:style-name="T10">cout</text:span> after doing the </text:p>
      <text:p text:style-name="P5"/>
      <text:p text:style-name="P5"><text:tab/><text:span text:style-name="T10">using namespace std;</text:span></text:p>
      <text:p text:style-name="P5"/>
      <text:p text:style-name="P5">you can also replace <text:span text:style-name="T10">std::endl</text:span> with <text:span text:style-name="T10">endl</text:span>.</text:p>
      <text:p text:style-name="P20">Summary</text:p>
      <text:p text:style-name="P6"/>
      <text:p text:style-name="P4">A <text:span text:style-name="T15">statement</text:span> is something that will cause your computer to perform some operation(s). In C++ statements must terminate with a <text:span text:style-name="T15">semi-colon</text:span>.</text:p>
      <text:p text:style-name="P4"/>
      <text:p text:style-name="P4">C++ is <text:span text:style-name="T15">case-sensitive</text:span>. </text:p>
      <text:p text:style-name="P4"/>
      <text:p text:style-name="P4">C++ <text:span text:style-name="T15">ignores whitespace</text:span> (between tokens).</text:p>
      <text:p text:style-name="P4"/>
      <text:p text:style-name="P4">Something that looks like <text:span text:style-name="T10">"Hello, World!\n"</text:span> (i.e. characters within double quotes) is called a <text:span text:style-name="T15">string</text:span> or a <text:span text:style-name="T15">C-string.</text:span></text:p>
      <text:p text:style-name="P4"/>
      <text:p text:style-name="P4">A string is either empty (the null string), i.e. <text:span text:style-name="T10">""</text:span>, or it is made up of characters. For instance the first character of the string <text:span text:style-name="T10">"Hello, World!\n"</text:span> is <text:span text:style-name="T10">'H'</text:span>.</text:p>
      <text:p text:style-name="P4"/>
      <text:p text:style-name="P4">There are special characters: <text:span text:style-name="T10">'\n'</text:span> causes the cursor to jump to a new line while <text:span text:style-name="T10">'\t'</text:span> moves to the next tab position, <text:span text:style-name="T10">'\"'</text:span> is the double-quote character, and <text:span text:style-name="T10">'\''</text:span><text:span text:style-name="T4"> is the single-quote character. The backslash character </text:span><text:span text:style-name="T26">is </text:span><text:span text:style-name="T28">'\\'</text:span><text:span text:style-name="T26">. These are called </text:span><text:span text:style-name="T29">escape characters</text:span><text:span text:style-name="T26">.</text:span></text:p>
      <text:p text:style-name="P4"/>
      <text:p text:style-name="P4">To print a string, you execute the following statement:</text:p>
      <text:p text:style-name="P4"/>
      <text:p text:style-name="P10"><text:tab/>std::cout &lt;&lt; <text:span text:style-name="T23">[some string]</text:span>;</text:p>
      <text:p text:style-name="P10"/>
      <text:p text:style-name="P4">You can print more than one string in a single print statement:</text:p>
      <text:p text:style-name="P4"/>
      <text:p text:style-name="P10"><text:tab/>std::cout &lt;&lt; <text:span text:style-name="T23">[string1]</text:span> &lt;&lt; <text:span text:style-name="T23">[string2]</text:span></text:p>
      <text:p text:style-name="P12"><text:span text:style-name="T4"><text:tab/></text:span> <text:s text:c="9"/><text:span text:style-name="T4">&lt;&lt; </text:span>[string3]<text:span text:style-name="T4"> &lt;&lt; </text:span>[string4]<text:span text:style-name="T25">;</text:span></text:p>
      <text:p text:style-name="P10"/>
      <text:p text:style-name="P4">Printing one or more characters is the same:</text:p>
      <text:p text:style-name="P4"/>
      <text:p text:style-name="P10"><text:tab/>std::cout &lt;&lt; <text:span text:style-name="T23">[some character]</text:span>;</text:p>
      <text:p text:style-name="P10"><text:tab/>std::cout &lt;&lt; <text:span text:style-name="T23">[character1]</text:span> &lt;&lt; <text:span text:style-name="T23">[character2]</text:span></text:p>
      <text:p text:style-name="P12"><text:span text:style-name="T4"><text:tab/></text:span> <text:s text:c="9"/><text:span text:style-name="T4">&lt;&lt; </text:span>[character3]<text:span text:style-name="T4"> &lt;&lt; </text:span>[character4]<text:span text:style-name="T25">;</text:span></text:p>
      <text:p text:style-name="P4"/>
      <text:p text:style-name="P4">You can mix print strings and characters. For instance</text:p>
      <text:p text:style-name="P4"/>
      <text:p text:style-name="P10"><text:tab/>std::cout &lt;&lt; <text:span text:style-name="T23">[some character]</text:span></text:p>
      <text:p text:style-name="P12"><text:span text:style-name="T4"><text:tab/></text:span> <text:s text:c="9"/><text:span text:style-name="T4">&lt;&lt; </text:span>[some string]<text:span text:style-name="T25">;</text:span></text:p>
      <text:p text:style-name="P4"/>
      <text:p text:style-name="P4">or</text:p>
      <text:p text:style-name="P4"/>
      <text:p text:style-name="P10"><text:tab/>std::cout &lt;&lt; <text:span text:style-name="T23">[some string]</text:span></text:p>
      <text:p text:style-name="P12"><text:span text:style-name="T4"><text:tab/></text:span> <text:s text:c="9"/><text:span text:style-name="T4">&lt;&lt; </text:span>[some character]<text:span text:style-name="T25">;</text:span></text:p>
      <text:p text:style-name="P4"/>
      <text:p text:style-name="P4">You can force a newline by printing <text:span text:style-name="T10">std::endl</text:span>:</text:p>
      <text:p text:style-name="P4"/>
      <text:p text:style-name="P10"><text:tab/>std::cout &lt;&lt; std::endl;</text:p>
      <text:p text:style-name="P4"/>
      <text:p text:style-name="P4">If your program has two or more statements like this:</text:p>
      <text:p text:style-name="P4"/>
      <text:p text:style-name="P10"><text:tab/><text:span text:style-name="T23">[statement 1]</text:span>;</text:p>
      <text:p text:style-name="P10"><text:tab/><text:span text:style-name="T23">[statement 2]</text:span>;</text:p>
      <text:p text:style-name="P10"><text:soft-page-break/><text:tab/><text:span text:style-name="T23">[statement 3]</text:span>;</text:p>
      <text:p text:style-name="P10"/>
      <text:p text:style-name="P4">then C++ executes top to bottom (for now).</text:p>
      <text:p text:style-name="P10"/>
      <text:p text:style-name="P20">Exercises</text:p>
      <text:p text:style-name="P4"/>
      <text:p text:style-name="P4">1. Write a C++ program that produces the following output:</text:p>
      <table:table table:name="Table39" table:style-name="Table39">
        <table:table-column table:style-name="Table39.A"/>
        <table:table-header-rows>
          <table:table-row>
            <table:table-cell table:style-name="Table39.A1" office:value-type="string">
              <text:p text:style-name="P21"><text:span text:style-name="T27">"</text:span>Prediction is very difficult, </text:p>
              <text:p text:style-name="P21">especially about the future.<text:span text:style-name="T27">"</text:span></text:p>
              <text:p text:style-name="P21"><text:s text:c="4"/>Niels Bohr</text:p>
              <text:p text:style-name="P21"><text:s text:c="4"/>Danish physicist (1885 - 1962)</text:p>
            </table:table-cell>
          </table:table-row>
        </table:table-header-rows>
      </table:table>
      <text:p text:style-name="P4">Use one print statement.</text:p>
      <text:p text:style-name="P4"/>
      <text:p text:style-name="P4"/>
      <text:p text:style-name="P4">2. True or false: The output of </text:p>
      <table:table table:name="Table67" table:style-name="Table67">
        <table:table-column table:style-name="Table67.A"/>
        <table:table-header-rows>
          <table:table-row>
            <table:table-cell table:style-name="Table67.A1" office:value-type="string">
              <text:p text:style-name="P21">#include &lt;iostream&gt;</text:p>
              <text:p text:style-name="P21"/>
              <text:p text:style-name="P21">int main[]</text:p>
              <text:p text:style-name="P21">{</text:p>
              <text:p text:style-name="P24"><text:s text:c="4"/>std::cout &lt;&lt; "To be ..."</text:p>
              <text:p text:style-name="P27"><text:s text:c="14"/>&lt;&lt; "or not to be ..."</text:p>
              <text:p text:style-name="P27"><text:s text:c="14"/>&lt;&lt; "That" &lt;&lt; "is the question." </text:p>
              <text:p text:style-name="P27"><text:s text:c="14"/>&lt;&lt; std::endl</text:p>
              <text:p text:style-name="P21"/>
              <text:p text:style-name="P24"><text:s text:c="4"/>return 0<text:line-break/>}</text:p>
            </table:table-cell>
          </table:table-row>
        </table:table-header-rows>
      </table:table>
      <text:p text:style-name="P4">is</text:p>
      <table:table table:name="Table68" table:style-name="Table68">
        <table:table-column table:style-name="Table68.A"/>
        <table:table-header-rows>
          <table:table-row>
            <table:table-cell table:style-name="Table68.A1" office:value-type="string">
              <text:p text:style-name="P21">To be ... <text:s/></text:p>
              <text:p text:style-name="P21">or not to be ... </text:p>
              <text:p text:style-name="P21">That is the question.</text:p>
            </table:table-cell>
          </table:table-row>
        </table:table-header-rows>
      </table:table>
      <text:p text:style-name="P4">Verify with your C++ compiler.</text:p>
      <text:p text:style-name="P4"/>
      <text:p text:style-name="P4"/>
      <text:p text:style-name="P4">3. Find all the error<text:span text:style-name="T35">s</text:span> in this program (without using the C++ compiler):</text:p>
      <table:table table:name="Table38" table:style-name="Table38">
        <table:table-column table:style-name="Table38.A"/>
        <table:table-header-rows>
          <table:table-row>
            <table:table-cell table:style-name="Table38.A1" office:value-type="string">
              <text:p text:style-name="P21">#include &lt;&lt;iostream&gt;&gt;</text:p>
              <text:p text:style-name="P21"/>
              <text:p text:style-name="P21">int main[]</text:p>
              <text:p text:style-name="P21">{</text:p>
              <text:p text:style-name="P24"><text:s text:c="4"/>std::cout &gt;&gt; "Hello!/n"</text:p>
              <text:p text:style-name="P27"><text:s text:c="4"/>std::cout &gt;&gt; "I’m the king of Spain./n"</text:p>
              <text:p text:style-name="P27"><text:s text:c="4"/>std::cout &gt;&gt; "And I have 3 arms." &gt;&gt; std::end</text:p>
              <text:p text:style-name="P21"/>
              <text:p text:style-name="P21"><text:s text:c="4"/>return 0<text:line-break/>}</text:p>
            </table:table-cell>
          </table:table-row>
        </table:table-header-rows>
      </table:table>
      <text:p text:style-name="P4">The expected output is</text:p>
      <table:table table:name="Table40" table:style-name="Table40">
        <table:table-column table:style-name="Table40.A"/>
        <table:table-header-rows>
          <table:table-row>
            <table:table-cell table:style-name="Table40.A1" office:value-type="string">
              <text:p text:style-name="P23">Hello!</text:p>
              <text:p text:style-name="P23">I'm the king of Spain.</text:p>
              <text:p text:style-name="P23">And I have 3 arms.</text:p>
            </table:table-cell>
          </table:table-row>
        </table:table-header-rows>
      </table:table>
      <text:p text:style-name="P4">When you're done, verify your correction with your C++ compiler. If your program does not compile, continue correcting the program until the program is error-free and runs correctly.</text:p>
      <text:p text:style-name="P4"/>
      <text:p text:style-name="P4"/>
      <text:p text:style-name="P4">4. Will this program get an A from the instructor?</text:p>
      <table:table table:name="Table41" table:style-name="Table41">
        <table:table-column table:style-name="Table41.A"/>
        <table:table-header-rows>
          <text:soft-page-break/>
          <table:table-row>
            <table:table-cell table:style-name="Table41.A1" office:value-type="string">
              <text:p text:style-name="P10">#include &lt;iostream&gt;</text:p>
              <text:p text:style-name="P10"/>
              <text:p text:style-name="P10">int main()</text:p>
              <text:p text:style-name="P10">{</text:p>
              <text:p text:style-name="P10"><text:s text:c="4"/>std::cout&lt;&lt;"Hello, world!"&lt;&lt;std::endl;</text:p>
              <text:p text:style-name="P10"/>
              <text:p text:style-name="P10"><text:s text:c="4"/>return 0;</text:p>
              <text:p text:style-name="P10">}</text:p>
            </table:table-cell>
          </table:table-row>
        </table:table-header-rows>
      </table:table>
      <text:p text:style-name="P4">Why? What about this:</text:p>
      <table:table table:name="Table66" table:style-name="Table66">
        <table:table-column table:style-name="Table66.A"/>
        <table:table-header-rows>
          <table:table-row>
            <table:table-cell table:style-name="Table66.A1" office:value-type="string">
              <text:p text:style-name="P10">#include &lt;iostream&gt;</text:p>
              <text:p text:style-name="P10"/>
              <text:p text:style-name="P10">int main()</text:p>
              <text:p text:style-name="P10">{</text:p>
              <text:p text:style-name="P10"/>
              <text:p text:style-name="P10"/>
              <text:p text:style-name="P10"><text:s text:c="4"/>std::cout&lt;&lt;"Hello, world!"&lt;&lt;std::endl;</text:p>
              <text:p text:style-name="P10"/>
              <text:p text:style-name="P10"/>
              <text:p text:style-name="P10"><text:s text:c="4"/>return 0;</text:p>
              <text:p text:style-name="P10">}</text:p>
            </table:table-cell>
          </table:table-row>
        </table:table-header-rows>
      </table:table>
      <text:p text:style-name="P4"/>
      <text:p text:style-name="P4"/>
      <text:p text:style-name="P4">5. What is the length of the following string:</text:p>
      <text:p text:style-name="P4"/>
      <text:p text:style-name="P10">"Ablee, \tAblee, \tAblee, \t... That's all folks!!!\n"</text:p>
      <text:p text:style-name="P10"/>
      <text:p text:style-name="P10"/>
      <text:p text:style-name="P4">6. A string with length 0 is called an empty string or a _____ string.</text:p>
      <text:p text:style-name="P4"/>
      <text:p text:style-name="P4"/>
      <text:p text:style-name="P4">7. All C++ statements must end with a ______________________.</text:p>
      <text:p text:style-name="P4"/>
      <text:p text:style-name="P4"/>
      <text:p text:style-name="P4"><text:span text:style-name="T34">8</text:span><text:span text:style-name="T33">. Write the shortest program that produces the following output:</text:span></text:p>
      <table:table table:name="Table73" table:style-name="Table73">
        <table:table-column table:style-name="Table73.A"/>
        <table:table-row table:style-name="Table73.1">
          <table:table-cell table:style-name="Table73.A1" office:value-type="string">
            <text:p text:style-name="P31"><text:s text:c="11"/>8 <text:s text:c="4"/>5 <text:s text:c="4"/>3</text:p>
            <text:p text:style-name="P31"><text:s text:c="5"/>+ <text:s text:c="4"/>3 <text:s text:c="4"/>8 <text:s text:c="4"/>2</text:p>
            <text:p text:style-name="P31">------------------------</text:p>
            <text:p text:style-name="P31"><text:s text:c="5"/>1 <text:s text:c="4"/>2 <text:s text:c="4"/>3 <text:s text:c="4"/>5</text:p>
            <text:p text:style-name="P31">------------------------</text:p>
          </table:table-cell>
        </table:table-row>
      </table:table>
      <text:p text:style-name="P19"/>
      <text:p text:style-name="P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tarSymbol" svg:font-family="StarSymbol" style:font-charset="x-symbol"/>
    <style:font-face style:name="Tahoma1" svg:font-family="Tahoma"/>
    <style:font-face style:name="Courier New3" svg:font-family="'Courier New'" style:font-family-generic="modern"/>
    <style:font-face style:name="Courier New" svg:font-family="'Courier New'" style:font-family-generic="modern" style:font-pitch="fixed"/>
    <style:font-face style:name="Arial2" svg:font-family="Arial" style:font-pitch="variable"/>
    <style:font-face style:name="Arial Unicode MS" svg:font-family="'Arial Unicode MS'" style:font-pitch="variable"/>
    <style:font-face style:name="Courier New4" svg:font-family="'Courier New'" style:font-pitch="variable"/>
    <style:font-face style:name="MS Mincho" svg:font-family="'MS Mincho'" style:font-pitch="variable"/>
    <style:font-face style:name="Tahoma" svg:font-family="Tahoma" style:font-pitch="variable"/>
    <style:font-face style:name="Courier New2" svg:font-family="'Courier New'" style:font-family-generic="modern" style:font-pitch="variable"/>
    <style:font-face style:name="Times New Roman1" svg:font-family="'Times New Roman'" style:font-family-generic="modern" style:font-pitch="variable"/>
    <style:font-face style:name="Arial1" svg:font-family="Arial"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loext:contextual-spacing="false" fo:text-indent="-0.3543in" style:auto-text-indent="false" style:text-autospace="none"/>
      <style:text-properties style:use-window-font-color="true"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loext: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loext: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loext: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loext: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loext: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loext: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loext:contextual-spacing="false" fo:text-indent="-0.3543in" style:auto-text-indent="false" style:text-autospace="none"/>
      <style:text-properties style:use-window-font-color="true"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loext: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loext: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loext: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loext: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loext: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lock_20_Quotation" style:display-name="Block Quotation" style:family="paragraph" style:parent-style-name="Standard" style:default-outline-level="">
      <style:paragraph-properties fo:margin-left="0.3937in" fo:margin-right="0.3937in" fo:margin-top="0in" fo:margin-bottom="0.1965in" loext:contextual-spacing="false" fo:text-indent="0in" style:auto-text-indent="false"/>
    </style:style>
    <style:style style:name="Body_20_Text_20_Indent" style:display-name="Body Text Indent" style:family="paragraph" style:default-outline-level="">
      <style:paragraph-properties fo:margin-left="0in" fo:margin-right="0in" fo:margin-top="0in" fo:margin-bottom="0in" loext:contextual-spacing="false" fo:text-indent="0.1965in"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1acb8d"/>
    </style:style>
    <style:style style:name="MT2" style:family="text">
      <style:text-properties officeooo:rsid="0017b92a"/>
    </style:style>
    <style:style style:name="MT3" style:family="text">
      <style:text-properties officeooo:rsid="001c69ba"/>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text:span text:style-name="MT1">++</text:span> (Y. Liow) <text:tab/><text:tab/> <text:span text:style-name="MT2">0</text:span>1. Print <text:span text:style-name="MT3">statements </text:span>and C-Strings</text:p>
      </style:header>
      <style:footer>
        <text:p text:style-name="MP2"><text:page-number text:select-page="current">28</text:page-number><text:s/>of <text:page-count>28</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6.2$Linux_X86_64 LibreOffice_project/30$Build-2</meta:generator>
    <meta:initial-creator>Yihsiang Liow</meta:initial-creator>
    <meta:creation-date>2005-12-14T10:14:39</meta:creation-date>
    <dc:date>2025-01-08T01:18:36.909045651</dc:date>
    <meta:editing-cycles>405</meta:editing-cycles>
    <meta:editing-duration>P5DT59M3S</meta:editing-duration>
    <meta:document-statistic meta:table-count="73" meta:image-count="0" meta:object-count="0" meta:page-count="28" meta:paragraph-count="632" meta:word-count="3366" meta:character-count="19689" meta:non-whitespace-character-count="15886"/>
    <meta:user-defined meta:name="Info 1"/>
    <meta:user-defined meta:name="Info 2"/>
    <meta:user-defined meta:name="Info 3"/>
    <meta:user-defined meta:name="Info 4"/>
  </office:meta>
</office:document-meta>
</file>